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82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2181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5">
            <text:p>13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1">
            <text:p>16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">
            <text:p>24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326">
            <text:p>1232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652">
            <text:p>1265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040">
            <text:p>1404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08">
            <text:p>2021-01-0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47 - 1.17)">
            <text:p>(0.47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76.75">
            <text:p>76.7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640010006671114">
            <text:p>0.0064001001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2248063434398">
            <text:p>1.022480634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225.75">
            <text:p>225.75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33295937647615">
            <text:p>0.0133295938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4700182719373">
            <text:p>1.0470018272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79">
            <text:p>12579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108.75">
            <text:p>108.75</text:p>
          </table:table-cell>
          <table:table-cell office:value-type="float" office:value="200">
            <text:p>200</text:p>
          </table:table-cell>
          <table:table-cell office:value-type="float" office:value="0.00810782896095848">
            <text:p>0.008107829</text:p>
          </table:table-cell>
          <table:table-cell office:value-type="float" office:value="0.00864536131647985">
            <text:p>0.0086453613</text:p>
          </table:table-cell>
          <table:table-cell office:value-type="float" office:value="0.0113778586869951">
            <text:p>0.0113778587</text:p>
          </table:table-cell>
          <table:table-cell office:value-type="float" office:value="1.02850624566866">
            <text:p>1.0285062457</text:p>
          </table:table-cell>
          <table:table-cell office:value-type="float" office:value="1.03040525946137">
            <text:p>1.0304052595</text:p>
          </table:table-cell>
          <table:table-cell office:value-type="float" office:value="1.04007623851435">
            <text:p>1.0400762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34">
            <text:p>234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211">
            <text:p>17211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431.125">
            <text:p>431.12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50493870199291">
            <text:p>0.02504938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889026992783">
            <text:p>1.0889026993</text:p>
          </table:table-cell>
          <table:table-cell table:number-columns-repeated="2" office:value-type="float" office:value="0">
            <text:p>0</text:p>
          </table:table-cell>
          <table:table-cell office:value-type="float" office:value="28.0163677727939">
            <text:p>28.016367772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570">
            <text:p>18570</text:p>
          </table:table-cell>
          <table:table-cell office:value-type="float" office:value="148.75">
            <text:p>148.75</text:p>
          </table:table-cell>
          <table:table-cell office:value-type="float" office:value="142.625">
            <text:p>142.625</text:p>
          </table:table-cell>
          <table:table-cell office:value-type="float" office:value="679.125">
            <text:p>679.125</text:p>
          </table:table-cell>
          <table:table-cell office:value-type="float" office:value="0.0159603004291845">
            <text:p>0.0159603004</text:p>
          </table:table-cell>
          <table:table-cell office:value-type="float" office:value="0.0115094415752098">
            <text:p>0.0115094416</text:p>
          </table:table-cell>
          <table:table-cell office:value-type="float" office:value="0.0365710823909532">
            <text:p>0.0365710824</text:p>
          </table:table-cell>
          <table:table-cell office:value-type="float" office:value="1.05636032463413">
            <text:p>1.0563603246</text:p>
          </table:table-cell>
          <table:table-cell office:value-type="float" office:value="1.04054268131417">
            <text:p>1.0405426813</text:p>
          </table:table-cell>
          <table:table-cell office:value-type="float" office:value="1.13062017874014">
            <text:p>1.130620178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979215456957">
            <text:p>19.297921545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807">
            <text:p>18807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91.125">
            <text:p>791.12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20654543521029">
            <text:p>0.0420654544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5069731503406">
            <text:p>1.150697315</text:p>
          </table:table-cell>
          <table:table-cell table:number-columns-repeated="2" office:value-type="float" office:value="0">
            <text:p>0</text:p>
          </table:table-cell>
          <table:table-cell office:value-type="float" office:value="16.8220182256861">
            <text:p>16.822018225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3092">
            <text:p>13092</text:p>
          </table:table-cell>
          <table:table-cell office:value-type="float" office:value="18765">
            <text:p>18765</text:p>
          </table:table-cell>
          <table:table-cell office:value-type="float" office:value="17.625">
            <text:p>17.625</text:p>
          </table:table-cell>
          <table:table-cell office:value-type="float" office:value="156">
            <text:p>156</text:p>
          </table:table-cell>
          <table:table-cell office:value-type="float" office:value="907.625">
            <text:p>907.625</text:p>
          </table:table-cell>
          <table:table-cell office:value-type="float" office:value="0.00179152266720878">
            <text:p>0.0017915227</text:p>
          </table:table-cell>
          <table:table-cell office:value-type="float" office:value="0.0119156736938588">
            <text:p>0.0119156737</text:p>
          </table:table-cell>
          <table:table-cell office:value-type="float" office:value="0.0483679722888356">
            <text:p>0.0483679723</text:p>
          </table:table-cell>
          <table:table-cell office:value-type="float" office:value="1.00627662006003">
            <text:p>1.0062766201</text:p>
          </table:table-cell>
          <table:table-cell office:value-type="float" office:value="1.04198314515648">
            <text:p>1.0419831452</text:p>
          </table:table-cell>
          <table:table-cell office:value-type="float" office:value="1.17387324606786">
            <text:p>1.1738732461</text:p>
          </table:table-cell>
          <table:table-cell table:number-columns-repeated="2" office:value-type="float" office:value="0">
            <text:p>0</text:p>
          </table:table-cell>
          <table:table-cell office:value-type="float" office:value="14.6745511023847">
            <text:p>14.674551102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9506">
            <text:p>9506</text:p>
          </table:table-cell>
          <table:table-cell office:value-type="float" office:value="12900">
            <text:p>12900</text:p>
          </table:table-cell>
          <table:table-cell office:value-type="float" office:value="19742">
            <text:p>19742</text:p>
          </table:table-cell>
          <table:table-cell office:value-type="float" office:value="37.125">
            <text:p>37.125</text:p>
          </table:table-cell>
          <table:table-cell office:value-type="float" office:value="334.875">
            <text:p>334.875</text:p>
          </table:table-cell>
          <table:table-cell office:value-type="float" office:value="1153.875">
            <text:p>1153.875</text:p>
          </table:table-cell>
          <table:table-cell office:value-type="float" office:value="0.0039054281506417">
            <text:p>0.0039054282</text:p>
          </table:table-cell>
          <table:table-cell office:value-type="float" office:value="0.0259593023255814">
            <text:p>0.0259593023</text:p>
          </table:table-cell>
          <table:table-cell office:value-type="float" office:value="0.0584477256610273">
            <text:p>0.0584477257</text:p>
          </table:table-cell>
          <table:table-cell office:value-type="float" office:value="1.01369889317056">
            <text:p>1.0136988932</text:p>
          </table:table-cell>
          <table:table-cell office:value-type="float" office:value="1.09217837347891">
            <text:p>1.0921783735</text:p>
          </table:table-cell>
          <table:table-cell office:value-type="float" office:value="1.21126266761809">
            <text:p>1.2112626676</text:p>
          </table:table-cell>
          <table:table-cell office:value-type="float" office:value="0">
            <text:p>0</text:p>
          </table:table-cell>
          <table:table-cell office:value-type="float" office:value="27.0463956347926">
            <text:p>27.0463956348</text:p>
          </table:table-cell>
          <table:table-cell office:value-type="float" office:value="12.2025596106787">
            <text:p>12.202559610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334">
            <text:p>9334</text:p>
          </table:table-cell>
          <table:table-cell office:value-type="float" office:value="13606">
            <text:p>13606</text:p>
          </table:table-cell>
          <table:table-cell office:value-type="float" office:value="21841">
            <text:p>21841</text:p>
          </table:table-cell>
          <table:table-cell office:value-type="float" office:value="132.5">
            <text:p>132.5</text:p>
          </table:table-cell>
          <table:table-cell office:value-type="float" office:value="541.75">
            <text:p>541.75</text:p>
          </table:table-cell>
          <table:table-cell office:value-type="float" office:value="1199.625">
            <text:p>1199.625</text:p>
          </table:table-cell>
          <table:table-cell office:value-type="float" office:value="0.0141954146132419">
            <text:p>0.0141954146</text:p>
          </table:table-cell>
          <table:table-cell office:value-type="float" office:value="0.0398169925033074">
            <text:p>0.0398169925</text:p>
          </table:table-cell>
          <table:table-cell office:value-type="float" office:value="0.0549253697175038">
            <text:p>0.0549253697</text:p>
          </table:table-cell>
          <table:table-cell office:value-type="float" office:value="1.05007891034659">
            <text:p>1.0500789103</text:p>
          </table:table-cell>
          <table:table-cell office:value-type="float" office:value="1.14246684382991">
            <text:p>1.1424668438</text:p>
          </table:table-cell>
          <table:table-cell office:value-type="float" office:value="1.19815171463893">
            <text:p>1.1981517146</text:p>
          </table:table-cell>
          <table:table-cell office:value-type="float" office:value="0">
            <text:p>0</text:p>
          </table:table-cell>
          <table:table-cell office:value-type="float" office:value="17.7526442030646">
            <text:p>17.7526442031</text:p>
          </table:table-cell>
          <table:table-cell office:value-type="float" office:value="12.9632851840361">
            <text:p>12.96328518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986">
            <text:p>13986</text:p>
          </table:table-cell>
          <table:table-cell office:value-type="float" office:value="23343">
            <text:p>23343</text:p>
          </table:table-cell>
          <table:table-cell office:value-type="float" office:value="165.25">
            <text:p>165.25</text:p>
          </table:table-cell>
          <table:table-cell office:value-type="float" office:value="568.75">
            <text:p>568.75</text:p>
          </table:table-cell>
          <table:table-cell office:value-type="float" office:value="1239.75">
            <text:p>1239.75</text:p>
          </table:table-cell>
          <table:table-cell office:value-type="float" office:value="0.0167971132343972">
            <text:p>0.0167971132</text:p>
          </table:table-cell>
          <table:table-cell office:value-type="float" office:value="0.0406656656656657">
            <text:p>0.0406656657</text:p>
          </table:table-cell>
          <table:table-cell office:value-type="float" office:value="0.053110140084822">
            <text:p>0.0531101401</text:p>
          </table:table-cell>
          <table:table-cell office:value-type="float" office:value="1.05934289662589">
            <text:p>1.0593428966</text:p>
          </table:table-cell>
          <table:table-cell office:value-type="float" office:value="1.14557107470333">
            <text:p>1.1455710747</text:p>
          </table:table-cell>
          <table:table-cell office:value-type="float" office:value="1.19141403677734">
            <text:p>1.1914140368</text:p>
          </table:table-cell>
          <table:table-cell office:value-type="float" office:value="0">
            <text:p>0</text:p>
          </table:table-cell>
          <table:table-cell office:value-type="float" office:value="17.3892935744584">
            <text:p>17.3892935745</text:p>
          </table:table-cell>
          <table:table-cell office:value-type="float" office:value="13.3947116017769">
            <text:p>13.394711601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369">
            <text:p>369</text:p>
          </table:table-cell>
          <table:table-cell office:value-type="float" office:value="10250">
            <text:p>10250</text:p>
          </table:table-cell>
          <table:table-cell office:value-type="float" office:value="14818">
            <text:p>14818</text:p>
          </table:table-cell>
          <table:table-cell office:value-type="float" office:value="24915">
            <text:p>24915</text:p>
          </table:table-cell>
          <table:table-cell office:value-type="float" office:value="145.125">
            <text:p>145.125</text:p>
          </table:table-cell>
          <table:table-cell office:value-type="float" office:value="884.375">
            <text:p>884.375</text:p>
          </table:table-cell>
          <table:table-cell office:value-type="float" office:value="1481.125">
            <text:p>1481.125</text:p>
          </table:table-cell>
          <table:table-cell office:value-type="float" office:value="0.0141585365853659">
            <text:p>0.0141585366</text:p>
          </table:table-cell>
          <table:table-cell office:value-type="float" office:value="0.0596824807666352">
            <text:p>0.0596824808</text:p>
          </table:table-cell>
          <table:table-cell office:value-type="float" office:value="0.0594471202087096">
            <text:p>0.0594471202</text:p>
          </table:table-cell>
          <table:table-cell office:value-type="float" office:value="1.04994778779893">
            <text:p>1.0499477878</text:p>
          </table:table-cell>
          <table:table-cell office:value-type="float" office:value="1.21587019976372">
            <text:p>1.2158701998</text:p>
          </table:table-cell>
          <table:table-cell office:value-type="float" office:value="1.21499148252866">
            <text:p>1.2149914825</text:p>
          </table:table-cell>
          <table:table-cell office:value-type="float" office:value="0">
            <text:p>0</text:p>
          </table:table-cell>
          <table:table-cell office:value-type="float" office:value="11.957139030958">
            <text:p>11.957139031</text:p>
          </table:table-cell>
          <table:table-cell office:value-type="float" office:value="12.0031331820163">
            <text:p>12.00313318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10101">
            <text:p>10101</text:p>
          </table:table-cell>
          <table:table-cell office:value-type="float" office:value="15712">
            <text:p>15712</text:p>
          </table:table-cell>
          <table:table-cell office:value-type="float" office:value="26558">
            <text:p>26558</text:p>
          </table:table-cell>
          <table:table-cell office:value-type="float" office:value="271">
            <text:p>271</text:p>
          </table:table-cell>
          <table:table-cell office:value-type="float" office:value="938.5">
            <text:p>938.5</text:p>
          </table:table-cell>
          <table:table-cell office:value-type="float" office:value="1511.25">
            <text:p>1511.25</text:p>
          </table:table-cell>
          <table:table-cell office:value-type="float" office:value="0.0268290268290268">
            <text:p>0.0268290268</text:p>
          </table:table-cell>
          <table:table-cell office:value-type="float" office:value="0.0597314154786151">
            <text:p>0.0597314155</text:p>
          </table:table-cell>
          <table:table-cell office:value-type="float" office:value="0.0569037578130883">
            <text:p>0.0569037578</text:p>
          </table:table-cell>
          <table:table-cell office:value-type="float" office:value="1.09531239539556">
            <text:p>1.0953123954</text:p>
          </table:table-cell>
          <table:table-cell office:value-type="float" office:value="1.21605292448551">
            <text:p>1.2160529245</text:p>
          </table:table-cell>
          <table:table-cell office:value-type="float" office:value="1.20550970614618">
            <text:p>1.2055097061</text:p>
          </table:table-cell>
          <table:table-cell office:value-type="float" office:value="26.1807626693989">
            <text:p>26.1807626694</text:p>
          </table:table-cell>
          <table:table-cell office:value-type="float" office:value="11.9476217139302">
            <text:p>11.9476217139</text:p>
          </table:table-cell>
          <table:table-cell office:value-type="float" office:value="12.5244210293438">
            <text:p>12.524421029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0799">
            <text:p>10799</text:p>
          </table:table-cell>
          <table:table-cell office:value-type="float" office:value="16567">
            <text:p>16567</text:p>
          </table:table-cell>
          <table:table-cell office:value-type="float" office:value="27765">
            <text:p>27765</text:p>
          </table:table-cell>
          <table:table-cell office:value-type="float" office:value="434.5">
            <text:p>434.5</text:p>
          </table:table-cell>
          <table:table-cell office:value-type="float" office:value="784">
            <text:p>784</text:p>
          </table:table-cell>
          <table:table-cell office:value-type="float" office:value="1299.375">
            <text:p>1299.375</text:p>
          </table:table-cell>
          <table:table-cell office:value-type="float" office:value="0.0402352069636077">
            <text:p>0.040235207</text:p>
          </table:table-cell>
          <table:table-cell office:value-type="float" office:value="0.0473229914891048">
            <text:p>0.0473229915</text:p>
          </table:table-cell>
          <table:table-cell office:value-type="float" office:value="0.0467990275526742">
            <text:p>0.0467990276</text:p>
          </table:table-cell>
          <table:table-cell office:value-type="float" office:value="1.14399621325626">
            <text:p>1.1439962133</text:p>
          </table:table-cell>
          <table:table-cell office:value-type="float" office:value="1.17001982263788">
            <text:p>1.1700198226</text:p>
          </table:table-cell>
          <table:table-cell office:value-type="float" office:value="1.16808928843492">
            <text:p>1.1680892884</text:p>
          </table:table-cell>
          <table:table-cell office:value-type="float" office:value="17.5716746333572">
            <text:p>17.5716746334</text:p>
          </table:table-cell>
          <table:table-cell office:value-type="float" office:value="14.9910576806707">
            <text:p>14.9910576807</text:p>
          </table:table-cell>
          <table:table-cell office:value-type="float" office:value="15.1550767609286">
            <text:p>15.155076760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0980">
            <text:p>10980</text:p>
          </table:table-cell>
          <table:table-cell office:value-type="float" office:value="17358">
            <text:p>17358</text:p>
          </table:table-cell>
          <table:table-cell office:value-type="float" office:value="28961">
            <text:p>28961</text:p>
          </table:table-cell>
          <table:table-cell office:value-type="float" office:value="488.5">
            <text:p>488.5</text:p>
          </table:table-cell>
          <table:table-cell office:value-type="float" office:value="953.25">
            <text:p>953.25</text:p>
          </table:table-cell>
          <table:table-cell office:value-type="float" office:value="892.25">
            <text:p>892.25</text:p>
          </table:table-cell>
          <table:table-cell office:value-type="float" office:value="0.0444899817850638">
            <text:p>0.0444899818</text:p>
          </table:table-cell>
          <table:table-cell office:value-type="float" office:value="0.0549170411337712">
            <text:p>0.0549170411</text:p>
          </table:table-cell>
          <table:table-cell office:value-type="float" office:value="0.0308086737336418">
            <text:p>0.0308086737</text:p>
          </table:table-cell>
          <table:table-cell office:value-type="float" office:value="1.15959447886702">
            <text:p>1.1595944789</text:p>
          </table:table-cell>
          <table:table-cell office:value-type="float" office:value="1.1981207715257">
            <text:p>1.1981207715</text:p>
          </table:table-cell>
          <table:table-cell office:value-type="float" office:value="1.10969073984711">
            <text:p>1.1096907398</text:p>
          </table:table-cell>
          <table:table-cell office:value-type="float" office:value="15.9239079557238">
            <text:p>15.9239079557</text:p>
          </table:table-cell>
          <table:table-cell office:value-type="float" office:value="12.9651995279108">
            <text:p>12.9651995279</text:p>
          </table:table-cell>
          <table:table-cell office:value-type="float" office:value="22.8432635980567">
            <text:p>22.843263598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0948">
            <text:p>10948</text:p>
          </table:table-cell>
          <table:table-cell office:value-type="float" office:value="18302">
            <text:p>18302</text:p>
          </table:table-cell>
          <table:table-cell office:value-type="float" office:value="30301">
            <text:p>30301</text:p>
          </table:table-cell>
          <table:table-cell office:value-type="float" office:value="597.25">
            <text:p>597.25</text:p>
          </table:table-cell>
          <table:table-cell office:value-type="float" office:value="1103.25">
            <text:p>1103.25</text:p>
          </table:table-cell>
          <table:table-cell office:value-type="float" office:value="529.75">
            <text:p>529.75</text:p>
          </table:table-cell>
          <table:table-cell office:value-type="float" office:value="0.054553343076361">
            <text:p>0.0545533431</text:p>
          </table:table-cell>
          <table:table-cell office:value-type="float" office:value="0.0602802972352748">
            <text:p>0.0602802972</text:p>
          </table:table-cell>
          <table:table-cell office:value-type="float" office:value="0.0174829213557308">
            <text:p>0.0174829214</text:p>
          </table:table-cell>
          <table:table-cell office:value-type="float" office:value="1.19676979255925">
            <text:p>1.1967697926</text:p>
          </table:table-cell>
          <table:table-cell office:value-type="float" office:value="1.21810312022362">
            <text:p>1.2181031202</text:p>
          </table:table-cell>
          <table:table-cell office:value-type="float" office:value="1.06178930372175">
            <text:p>1.0617893037</text:p>
          </table:table-cell>
          <table:table-cell office:value-type="float" office:value="13.0493663083731">
            <text:p>13.0493663084</text:p>
          </table:table-cell>
          <table:table-cell office:value-type="float" office:value="11.8419280479381">
            <text:p>11.8419280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446">
            <text:p>446</text:p>
          </table:table-cell>
          <table:table-cell office:value-type="float" office:value="11322">
            <text:p>11322</text:p>
          </table:table-cell>
          <table:table-cell office:value-type="float" office:value="19286">
            <text:p>19286</text:p>
          </table:table-cell>
          <table:table-cell office:value-type="float" office:value="31902">
            <text:p>31902</text:p>
          </table:table-cell>
          <table:table-cell office:value-type="float" office:value="664.875">
            <text:p>664.875</text:p>
          </table:table-cell>
          <table:table-cell office:value-type="float" office:value="1134.125">
            <text:p>1134.125</text:p>
          </table:table-cell>
          <table:table-cell office:value-type="float" office:value="225.25">
            <text:p>225.25</text:p>
          </table:table-cell>
          <table:table-cell office:value-type="float" office:value="0.0587241653418124">
            <text:p>0.0587241653</text:p>
          </table:table-cell>
          <table:table-cell office:value-type="float" office:value="0.058805610287255">
            <text:p>0.0588056103</text:p>
          </table:table-cell>
          <table:table-cell office:value-type="float" office:value="0.0070606858504169">
            <text:p>0.0070606859</text:p>
          </table:table-cell>
          <table:table-cell office:value-type="float" office:value="1.21229369278272">
            <text:p>1.2122936928</text:p>
          </table:table-cell>
          <table:table-cell office:value-type="float" office:value="1.21259751161586">
            <text:p>1.2125975116</text:p>
          </table:table-cell>
          <table:table-cell office:value-type="float" office:value="1.02481011291443">
            <text:p>1.0248101129</text:p>
          </table:table-cell>
          <table:table-cell office:value-type="float" office:value="12.1467179038877">
            <text:p>12.1467179039</text:p>
          </table:table-cell>
          <table:table-cell office:value-type="float" office:value="12.1303658620002">
            <text:p>12.1303658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58">
            <text:p>558</text:p>
          </table:table-cell>
          <table:table-cell office:value-type="float" office:value="12775">
            <text:p>12775</text:p>
          </table:table-cell>
          <table:table-cell office:value-type="float" office:value="20554">
            <text:p>20554</text:p>
          </table:table-cell>
          <table:table-cell office:value-type="float" office:value="32343">
            <text:p>32343</text:p>
          </table:table-cell>
          <table:table-cell office:value-type="float" office:value="721.875">
            <text:p>721.875</text:p>
          </table:table-cell>
          <table:table-cell office:value-type="float" office:value="1042.625">
            <text:p>1042.625</text:p>
          </table:table-cell>
          <table:table-cell office:value-type="float" office:value="47">
            <text:p>47</text:p>
          </table:table-cell>
          <table:table-cell office:value-type="float" office:value="0.0565068493150685">
            <text:p>0.0565068493</text:p>
          </table:table-cell>
          <table:table-cell office:value-type="float" office:value="0.0507261360319159">
            <text:p>0.050726136</text:p>
          </table:table-cell>
          <table:table-cell office:value-type="float" office:value="0.00145317379340197">
            <text:p>0.0014531738</text:p>
          </table:table-cell>
          <table:table-cell office:value-type="float" office:value="1.20403229968099">
            <text:p>1.2040322997</text:p>
          </table:table-cell>
          <table:table-cell office:value-type="float" office:value="1.18258483223009">
            <text:p>1.1825848322</text:p>
          </table:table-cell>
          <table:table-cell office:value-type="float" office:value="1.00509024723649">
            <text:p>1.0050902472</text:p>
          </table:table-cell>
          <table:table-cell office:value-type="float" office:value="12.6100033215109">
            <text:p>12.6100033215</text:p>
          </table:table-cell>
          <table:table-cell office:value-type="float" office:value="14.0082134695228">
            <text:p>14.0082134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566">
            <text:p>13566</text:p>
          </table:table-cell>
          <table:table-cell office:value-type="float" office:value="21590">
            <text:p>21590</text:p>
          </table:table-cell>
          <table:table-cell office:value-type="float" office:value="31057">
            <text:p>31057</text:p>
          </table:table-cell>
          <table:table-cell office:value-type="float" office:value="728.75">
            <text:p>728.75</text:p>
          </table:table-cell>
          <table:table-cell office:value-type="float" office:value="697.625">
            <text:p>697.625</text:p>
          </table:table-cell>
          <table:table-cell office:value-type="float" office:value="-51.625">
            <text:p>-51.625</text:p>
          </table:table-cell>
          <table:table-cell office:value-type="float" office:value="0.053718855963438">
            <text:p>0.053718856</text:p>
          </table:table-cell>
          <table:table-cell office:value-type="float" office:value="0.0323124131542381">
            <text:p>0.0323124132</text:p>
          </table:table-cell>
          <table:table-cell office:value-type="float" office:value="-0.00166226615577809">
            <text:p>-0.0016622662</text:p>
          </table:table-cell>
          <table:table-cell office:value-type="float" office:value="1.19367199822463">
            <text:p>1.1936719982</text:p>
          </table:table-cell>
          <table:table-cell office:value-type="float" office:value="1.11513986644578">
            <text:p>1.1151398664</text:p>
          </table:table-cell>
          <table:table-cell office:value-type="float" office:value="0.994187484187171">
            <text:p>0.9941874842</text:p>
          </table:table-cell>
          <table:table-cell office:value-type="float" office:value="13.2467892224237">
            <text:p>13.2467892224</text:p>
          </table:table-cell>
          <table:table-cell office:value-type="float" office:value="21.7961577796045">
            <text:p>21.7961577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578">
            <text:p>578</text:p>
          </table:table-cell>
          <table:table-cell table:number-columns-repeated="2" office:value-type="float" office:value="445">
            <text:p>445</text:p>
          </table:table-cell>
          <table:table-cell office:value-type="float" office:value="14576">
            <text:p>14576</text:p>
          </table:table-cell>
          <table:table-cell office:value-type="float" office:value="21922">
            <text:p>21922</text:p>
          </table:table-cell>
          <table:table-cell office:value-type="float" office:value="30341">
            <text:p>30341</text:p>
          </table:table-cell>
          <table:table-cell office:value-type="float" office:value="872.25">
            <text:p>872.25</text:p>
          </table:table-cell>
          <table:table-cell office:value-type="float" office:value="78">
            <text:p>78</text:p>
          </table:table-cell>
          <table:table-cell office:value-type="float" office:value="271.75">
            <text:p>271.75</text:p>
          </table:table-cell>
          <table:table-cell office:value-type="float" office:value="0.0598415203073546">
            <text:p>0.0598415203</text:p>
          </table:table-cell>
          <table:table-cell office:value-type="float" office:value="0.00355806951920445">
            <text:p>0.0035580695</text:p>
          </table:table-cell>
          <table:table-cell office:value-type="float" office:value="0.00895652747107874">
            <text:p>0.0089565275</text:p>
          </table:table-cell>
          <table:table-cell office:value-type="float" office:value="1.21646409587902">
            <text:p>1.2164640959</text:p>
          </table:table-cell>
          <table:table-cell office:value-type="float" office:value="1.01247805664027">
            <text:p>1.0124780566</text:p>
          </table:table-cell>
          <table:table-cell office:value-type="float" office:value="1.03150507614208">
            <text:p>1.0315050761</text:p>
          </table:table-cell>
          <table:table-cell office:value-type="float" office:value="11.9262643116097">
            <text:p>11.9262643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5586">
            <text:p>15586</text:p>
          </table:table-cell>
          <table:table-cell office:value-type="float" office:value="21214">
            <text:p>21214</text:p>
          </table:table-cell>
          <table:table-cell office:value-type="float" office:value="32157">
            <text:p>32157</text:p>
          </table:table-cell>
          <table:table-cell office:value-type="float" office:value="948.125">
            <text:p>948.125</text:p>
          </table:table-cell>
          <table:table-cell office:value-type="float" office:value="-17.25">
            <text:p>-17.25</text:p>
          </table:table-cell>
          <table:table-cell office:value-type="float" office:value="262.375">
            <text:p>262.375</text:p>
          </table:table-cell>
          <table:table-cell office:value-type="float" office:value="0.0608318362633132">
            <text:p>0.0608318363</text:p>
          </table:table-cell>
          <table:table-cell office:value-type="float" office:value="-0.000813142264542283">
            <text:p>-0.0008131423</text:p>
          </table:table-cell>
          <table:table-cell office:value-type="float" office:value="0.0081591877351743">
            <text:p>0.0081591877</text:p>
          </table:table-cell>
          <table:table-cell office:value-type="float" office:value="1.2201644310358">
            <text:p>1.220164431</text:p>
          </table:table-cell>
          <table:table-cell office:value-type="float" office:value="0.997155298026773">
            <text:p>0.997155298</text:p>
          </table:table-cell>
          <table:table-cell office:value-type="float" office:value="1.02868763886833">
            <text:p>1.0286876389</text:p>
          </table:table-cell>
          <table:table-cell office:value-type="float" office:value="11.7376433725499">
            <text:p>11.73764337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6173">
            <text:p>16173</text:p>
          </table:table-cell>
          <table:table-cell office:value-type="float" office:value="20842">
            <text:p>20842</text:p>
          </table:table-cell>
          <table:table-cell office:value-type="float" office:value="32418">
            <text:p>32418</text:p>
          </table:table-cell>
          <table:table-cell office:value-type="float" office:value="784.875">
            <text:p>784.875</text:p>
          </table:table-cell>
          <table:table-cell office:value-type="float" office:value="63">
            <text:p>63</text:p>
          </table:table-cell>
          <table:table-cell office:value-type="float" office:value="52.25">
            <text:p>52.25</text:p>
          </table:table-cell>
          <table:table-cell office:value-type="float" office:value="0.0485299573363012">
            <text:p>0.0485299573</text:p>
          </table:table-cell>
          <table:table-cell office:value-type="float" office:value="0.00302274253910373">
            <text:p>0.0030227425</text:p>
          </table:table-cell>
          <table:table-cell office:value-type="float" office:value="0.00161175889937689">
            <text:p>0.0016117589</text:p>
          </table:table-cell>
          <table:table-cell office:value-type="float" office:value="1.17447095792482">
            <text:p>1.1744709579</text:p>
          </table:table-cell>
          <table:table-cell office:value-type="float" office:value="1.01059750735288">
            <text:p>1.0105975074</text:p>
          </table:table-cell>
          <table:table-cell office:value-type="float" office:value="1.00564624777065">
            <text:p>1.0056462478</text:p>
          </table:table-cell>
          <table:table-cell office:value-type="float" office:value="14.626708630842">
            <text:p>14.62670863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772">
            <text:p>16772</text:p>
          </table:table-cell>
          <table:table-cell office:value-type="float" office:value="21540">
            <text:p>21540</text:p>
          </table:table-cell>
          <table:table-cell office:value-type="float" office:value="31057">
            <text:p>31057</text:p>
          </table:table-cell>
          <table:table-cell office:value-type="float" office:value="40.75">
            <text:p>40.75</text:p>
          </table:table-cell>
          <table:table-cell office:value-type="float" office:value="512.75">
            <text:p>512.75</text:p>
          </table:table-cell>
          <table:table-cell office:value-type="float" office:value="-51.625">
            <text:p>-51.625</text:p>
          </table:table-cell>
          <table:table-cell office:value-type="float" office:value="0.0024296446458383">
            <text:p>0.0024296446</text:p>
          </table:table-cell>
          <table:table-cell office:value-type="float" office:value="0.0238045496750232">
            <text:p>0.0238045497</text:p>
          </table:table-cell>
          <table:table-cell office:value-type="float" office:value="-0.00166226615577809">
            <text:p>-0.0016622662</text:p>
          </table:table-cell>
          <table:table-cell office:value-type="float" office:value="1.00851532647972">
            <text:p>1.0085153265</text:p>
          </table:table-cell>
          <table:table-cell office:value-type="float" office:value="1.08442657076963">
            <text:p>1.0844265708</text:p>
          </table:table-cell>
          <table:table-cell office:value-type="float" office:value="0.994187484187171">
            <text:p>0.9941874842</text:p>
          </table:table-cell>
          <table:table-cell office:value-type="float" office:value="0">
            <text:p>0</text:p>
          </table:table-cell>
          <table:table-cell office:value-type="float" office:value="29.4634794950902">
            <text:p>29.46347949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91">
            <text:p>491</text:p>
          </table:table-cell>
          <table:table-cell office:value-type="float" office:value="16150">
            <text:p>16150</text:p>
          </table:table-cell>
          <table:table-cell office:value-type="float" office:value="21962">
            <text:p>21962</text:p>
          </table:table-cell>
          <table:table-cell office:value-type="float" office:value="30581">
            <text:p>30581</text:p>
          </table:table-cell>
          <table:table-cell office:value-type="float" office:value="-195.75">
            <text:p>-195.75</text:p>
          </table:table-cell>
          <table:table-cell office:value-type="float" office:value="-215">
            <text:p>-215</text:p>
          </table:table-cell>
          <table:table-cell office:value-type="float" office:value="-234.625">
            <text:p>-234.625</text:p>
          </table:table-cell>
          <table:table-cell office:value-type="float" office:value="-0.0121207430340557">
            <text:p>-0.012120743</text:p>
          </table:table-cell>
          <table:table-cell office:value-type="float" office:value="-0.00978963664511429">
            <text:p>-0.0097896366</text:p>
          </table:table-cell>
          <table:table-cell office:value-type="float" office:value="-0.00767224747392172">
            <text:p>-0.0076722475</text:p>
          </table:table-cell>
          <table:table-cell office:value-type="float" office:value="0.957865347707732">
            <text:p>0.9578653477</text:p>
          </table:table-cell>
          <table:table-cell office:value-type="float" office:value="0.965924112233961">
            <text:p>0.9659241122</text:p>
          </table:table-cell>
          <table:table-cell office:value-type="float" office:value="0.973262506068624">
            <text:p>0.97326250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15830">
            <text:p>15830</text:p>
          </table:table-cell>
          <table:table-cell office:value-type="float" office:value="22898">
            <text:p>22898</text:p>
          </table:table-cell>
          <table:table-cell office:value-type="float" office:value="32323">
            <text:p>32323</text:p>
          </table:table-cell>
          <table:table-cell office:value-type="float" office:value="-140.375">
            <text:p>-140.375</text:p>
          </table:table-cell>
          <table:table-cell office:value-type="float" office:value="-25.125">
            <text:p>-25.125</text:p>
          </table:table-cell>
          <table:table-cell office:value-type="float" office:value="-96.25">
            <text:p>-96.25</text:p>
          </table:table-cell>
          <table:table-cell office:value-type="float" office:value="-0.00886765634870499">
            <text:p>-0.0088676563</text:p>
          </table:table-cell>
          <table:table-cell office:value-type="float" office:value="-0.00109725740239322">
            <text:p>-0.0010972574</text:p>
          </table:table-cell>
          <table:table-cell office:value-type="float" office:value="-0.00297775577761965">
            <text:p>-0.0029777558</text:p>
          </table:table-cell>
          <table:table-cell office:value-type="float" office:value="0.969117328024605">
            <text:p>0.969117328</text:p>
          </table:table-cell>
          <table:table-cell office:value-type="float" office:value="0.996161958880286">
            <text:p>0.9961619589</text:p>
          </table:table-cell>
          <table:table-cell office:value-type="float" office:value="0.989595234156095">
            <text:p>0.98959523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5280">
            <text:p>15280</text:p>
          </table:table-cell>
          <table:table-cell office:value-type="float" office:value="23298">
            <text:p>23298</text:p>
          </table:table-cell>
          <table:table-cell office:value-type="float" office:value="32677">
            <text:p>32677</text:p>
          </table:table-cell>
          <table:table-cell office:value-type="float" office:value="-183.25">
            <text:p>-183.25</text:p>
          </table:table-cell>
          <table:table-cell office:value-type="float" office:value="-123.375">
            <text:p>-123.375</text:p>
          </table:table-cell>
          <table:table-cell office:value-type="float" office:value="133.875">
            <text:p>133.875</text:p>
          </table:table-cell>
          <table:table-cell office:value-type="float" office:value="-0.0119928010471204">
            <text:p>-0.011992801</text:p>
          </table:table-cell>
          <table:table-cell office:value-type="float" office:value="-0.0052955189286634">
            <text:p>-0.0052955189</text:p>
          </table:table-cell>
          <table:table-cell office:value-type="float" office:value="0.00409691832175536">
            <text:p>0.0040969183</text:p>
          </table:table-cell>
          <table:table-cell office:value-type="float" office:value="0.958307097797912">
            <text:p>0.9583070978</text:p>
          </table:table-cell>
          <table:table-cell office:value-type="float" office:value="0.981520647090297">
            <text:p>0.9815206471</text:p>
          </table:table-cell>
          <table:table-cell office:value-type="float" office:value="1.01437211221602">
            <text:p>1.01437211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510">
            <text:p>510</text:p>
          </table:table-cell>
          <table:table-cell office:value-type="float" office:value="15618">
            <text:p>15618</text:p>
          </table:table-cell>
          <table:table-cell office:value-type="float" office:value="21793">
            <text:p>21793</text:p>
          </table:table-cell>
          <table:table-cell office:value-type="float" office:value="30973">
            <text:p>30973</text:p>
          </table:table-cell>
          <table:table-cell office:value-type="float" office:value="-218">
            <text:p>-218</text:p>
          </table:table-cell>
          <table:table-cell office:value-type="float" office:value="-261.375">
            <text:p>-261.375</text:p>
          </table:table-cell>
          <table:table-cell office:value-type="float" office:value="-343.25">
            <text:p>-343.25</text:p>
          </table:table-cell>
          <table:table-cell office:value-type="float" office:value="-0.0139582532974773">
            <text:p>-0.0139582533</text:p>
          </table:table-cell>
          <table:table-cell office:value-type="float" office:value="-0.0119935300325793">
            <text:p>-0.01199353</text:p>
          </table:table-cell>
          <table:table-cell office:value-type="float" office:value="-0.0110822329125367">
            <text:p>-0.0110822329</text:p>
          </table:table-cell>
          <table:table-cell office:value-type="float" office:value="0.951527985815658">
            <text:p>0.9515279858</text:p>
          </table:table-cell>
          <table:table-cell office:value-type="float" office:value="0.958304580620752">
            <text:p>0.9583045806</text:p>
          </table:table-cell>
          <table:table-cell office:value-type="float" office:value="0.961452903943324">
            <text:p>0.96145290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518">
            <text:p>518</text:p>
          </table:table-cell>
          <table:table-cell office:value-type="float" office:value="16150">
            <text:p>16150</text:p>
          </table:table-cell>
          <table:table-cell office:value-type="float" office:value="21310">
            <text:p>21310</text:p>
          </table:table-cell>
          <table:table-cell office:value-type="float" office:value="30433">
            <text:p>30433</text:p>
          </table:table-cell>
          <table:table-cell office:value-type="float" office:value="-195.75">
            <text:p>-195.75</text:p>
          </table:table-cell>
          <table:table-cell office:value-type="float" office:value="-129.75">
            <text:p>-129.75</text:p>
          </table:table-cell>
          <table:table-cell office:value-type="float" office:value="-214.375">
            <text:p>-214.375</text:p>
          </table:table-cell>
          <table:table-cell office:value-type="float" office:value="-0.0121207430340557">
            <text:p>-0.012120743</text:p>
          </table:table-cell>
          <table:table-cell office:value-type="float" office:value="-0.00608869075551384">
            <text:p>-0.0060886908</text:p>
          </table:table-cell>
          <table:table-cell office:value-type="float" office:value="-0.00704416258666579">
            <text:p>-0.0070441626</text:p>
          </table:table-cell>
          <table:table-cell office:value-type="float" office:value="0.957865347707732">
            <text:p>0.9578653477</text:p>
          </table:table-cell>
          <table:table-cell office:value-type="float" office:value="0.97876224377973">
            <text:p>0.9787622438</text:p>
          </table:table-cell>
          <table:table-cell office:value-type="float" office:value="0.975442686590703">
            <text:p>0.97544268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766">
            <text:p>766</text:p>
          </table:table-cell>
          <table:table-cell office:value-type="float" office:value="15652">
            <text:p>15652</text:p>
          </table:table-cell>
          <table:table-cell office:value-type="float" office:value="21255">
            <text:p>21255</text:p>
          </table:table-cell>
          <table:table-cell office:value-type="float" office:value="32057">
            <text:p>32057</text:p>
          </table:table-cell>
          <table:table-cell office:value-type="float" office:value="-3.125">
            <text:p>-3.125</text:p>
          </table:table-cell>
          <table:table-cell office:value-type="float" office:value="270.75">
            <text:p>270.75</text:p>
          </table:table-cell>
          <table:table-cell office:value-type="float" office:value="-98.25">
            <text:p>-98.25</text:p>
          </table:table-cell>
          <table:table-cell office:value-type="float" office:value="-0.000199654996166624">
            <text:p>-0.000199655</text:p>
          </table:table-cell>
          <table:table-cell office:value-type="float" office:value="0.0127381792519407">
            <text:p>0.0127381793</text:p>
          </table:table-cell>
          <table:table-cell office:value-type="float" office:value="-0.00306485323018374">
            <text:p>-0.0030648532</text:p>
          </table:table-cell>
          <table:table-cell office:value-type="float" office:value="0.999301285643167">
            <text:p>0.9993012856</text:p>
          </table:table-cell>
          <table:table-cell office:value-type="float" office:value="1.04490165935468">
            <text:p>1.0449016594</text:p>
          </table:table-cell>
          <table:table-cell office:value-type="float" office:value="0.989291424611989">
            <text:p>0.98929142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805">
            <text:p>805</text:p>
          </table:table-cell>
          <table:table-cell office:value-type="float" office:value="15280">
            <text:p>15280</text:p>
          </table:table-cell>
          <table:table-cell office:value-type="float" office:value="21270">
            <text:p>21270</text:p>
          </table:table-cell>
          <table:table-cell office:value-type="float" office:value="32791">
            <text:p>32791</text:p>
          </table:table-cell>
          <table:table-cell office:value-type="float" office:value="-183.25">
            <text:p>-183.25</text:p>
          </table:table-cell>
          <table:table-cell office:value-type="float" office:value="340.875">
            <text:p>340.875</text:p>
          </table:table-cell>
          <table:table-cell office:value-type="float" office:value="91.125">
            <text:p>91.125</text:p>
          </table:table-cell>
          <table:table-cell office:value-type="float" office:value="-0.0119928010471204">
            <text:p>-0.011992801</text:p>
          </table:table-cell>
          <table:table-cell office:value-type="float" office:value="0.0160260930888575">
            <text:p>0.0160260931</text:p>
          </table:table-cell>
          <table:table-cell office:value-type="float" office:value="0.00277896374005062">
            <text:p>0.0027789637</text:p>
          </table:table-cell>
          <table:table-cell office:value-type="float" office:value="0.958307097797912">
            <text:p>0.9583070978</text:p>
          </table:table-cell>
          <table:table-cell office:value-type="float" office:value="1.056594723704">
            <text:p>1.0565947237</text:p>
          </table:table-cell>
          <table:table-cell office:value-type="float" office:value="1.00974150946354">
            <text:p>1.0097415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5394">
            <text:p>15394</text:p>
          </table:table-cell>
          <table:table-cell office:value-type="float" office:value="21333">
            <text:p>21333</text:p>
          </table:table-cell>
          <table:table-cell office:value-type="float" office:value="30107">
            <text:p>30107</text:p>
          </table:table-cell>
          <table:table-cell office:value-type="float" office:value="-87.875">
            <text:p>-87.875</text:p>
          </table:table-cell>
          <table:table-cell office:value-type="float" office:value="136.75">
            <text:p>136.75</text:p>
          </table:table-cell>
          <table:table-cell office:value-type="float" office:value="549.25">
            <text:p>549.25</text:p>
          </table:table-cell>
          <table:table-cell office:value-type="float" office:value="-0.00570839288034299">
            <text:p>-0.0057083929</text:p>
          </table:table-cell>
          <table:table-cell office:value-type="float" office:value="0.00641025641025641">
            <text:p>0.0064102564</text:p>
          </table:table-cell>
          <table:table-cell office:value-type="float" office:value="0.0182432656857209">
            <text:p>0.0182432657</text:p>
          </table:table-cell>
          <table:table-cell office:value-type="float" office:value="0.980084492987381">
            <text:p>0.980084493</text:p>
          </table:table-cell>
          <table:table-cell office:value-type="float" office:value="1.0225164365549">
            <text:p>1.0225164366</text:p>
          </table:table-cell>
          <table:table-cell office:value-type="float" office:value="1.06450375071607">
            <text:p>1.06450375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5855">
            <text:p>15855</text:p>
          </table:table-cell>
          <table:table-cell office:value-type="float" office:value="21382">
            <text:p>21382</text:p>
          </table:table-cell>
          <table:table-cell office:value-type="float" office:value="33295">
            <text:p>33295</text:p>
          </table:table-cell>
          <table:table-cell office:value-type="float" office:value="236">
            <text:p>236</text:p>
          </table:table-cell>
          <table:table-cell office:value-type="float" office:value="299.875">
            <text:p>299.875</text:p>
          </table:table-cell>
          <table:table-cell office:value-type="float" office:value="328.125">
            <text:p>328.125</text:p>
          </table:table-cell>
          <table:table-cell office:value-type="float" office:value="0.014884894355093">
            <text:p>0.0148848944</text:p>
          </table:table-cell>
          <table:table-cell office:value-type="float" office:value="0.0140246468992611">
            <text:p>0.0140246469</text:p>
          </table:table-cell>
          <table:table-cell office:value-type="float" office:value="0.00985508334584772">
            <text:p>0.0098550833</text:p>
          </table:table-cell>
          <table:table-cell office:value-type="float" office:value="1.05253138799955">
            <text:p>1.052531388</text:p>
          </table:table-cell>
          <table:table-cell office:value-type="float" office:value="1.04947177795989">
            <text:p>1.049471778</text:p>
          </table:table-cell>
          <table:table-cell office:value-type="float" office:value="1.03468315213926">
            <text:p>1.03468315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290">
            <text:p>22290</text:p>
          </table:table-cell>
          <table:table-cell office:value-type="float" office:value="35081">
            <text:p>35081</text:p>
          </table:table-cell>
          <table:table-cell office:value-type="float" office:value="80.25">
            <text:p>80.25</text:p>
          </table:table-cell>
          <table:table-cell office:value-type="float" office:value="-61.75">
            <text:p>-61.75</text:p>
          </table:table-cell>
          <table:table-cell office:value-type="float" office:value="-33.25">
            <text:p>-33.25</text:p>
          </table:table-cell>
          <table:table-cell office:value-type="float" office:value="0.00495982694684796">
            <text:p>0.0049598269</text:p>
          </table:table-cell>
          <table:table-cell office:value-type="float" office:value="-0.00277030058322118">
            <text:p>-0.0027703006</text:p>
          </table:table-cell>
          <table:table-cell office:value-type="float" office:value="-0.000947806504945697">
            <text:p>-0.0009478065</text:p>
          </table:table-cell>
          <table:table-cell office:value-type="float" office:value="1.01740761008532">
            <text:p>1.0174076101</text:p>
          </table:table-cell>
          <table:table-cell office:value-type="float" office:value="0.990318990106756">
            <text:p>0.9903189901</text:p>
          </table:table-cell>
          <table:table-cell office:value-type="float" office:value="0.996684437973545">
            <text:p>0.996684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2662">
            <text:p>22662</text:p>
          </table:table-cell>
          <table:table-cell office:value-type="float" office:value="36058">
            <text:p>36058</text:p>
          </table:table-cell>
          <table:table-cell office:value-type="float" office:value="246">
            <text:p>246</text:p>
          </table:table-cell>
          <table:table-cell office:value-type="float" office:value="80.625">
            <text:p>80.625</text:p>
          </table:table-cell>
          <table:table-cell office:value-type="float" office:value="-493.375">
            <text:p>-493.375</text:p>
          </table:table-cell>
          <table:table-cell office:value-type="float" office:value="0.0150652213852655">
            <text:p>0.0150652214</text:p>
          </table:table-cell>
          <table:table-cell office:value-type="float" office:value="0.00355771776542229">
            <text:p>0.0035577178</text:p>
          </table:table-cell>
          <table:table-cell office:value-type="float" office:value="-0.0136828165732986">
            <text:p>-0.0136828166</text:p>
          </table:table-cell>
          <table:table-cell office:value-type="float" office:value="1.05317311820339">
            <text:p>1.0531731182</text:p>
          </table:table-cell>
          <table:table-cell office:value-type="float" office:value="1.01247682059615">
            <text:p>1.0124768206</text:p>
          </table:table-cell>
          <table:table-cell office:value-type="float" office:value="0.952477092153437">
            <text:p>0.95247709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719">
            <text:p>21719</text:p>
          </table:table-cell>
          <table:table-cell office:value-type="float" office:value="34882">
            <text:p>34882</text:p>
          </table:table-cell>
          <table:table-cell office:value-type="float" office:value="107">
            <text:p>107</text:p>
          </table:table-cell>
          <table:table-cell office:value-type="float" office:value="160.875">
            <text:p>160.875</text:p>
          </table:table-cell>
          <table:table-cell office:value-type="float" office:value="-850.625">
            <text:p>-850.625</text:p>
          </table:table-cell>
          <table:table-cell office:value-type="float" office:value="0.00653554849743464">
            <text:p>0.0065355485</text:p>
          </table:table-cell>
          <table:table-cell office:value-type="float" office:value="0.00740710898291818">
            <text:p>0.007407109</text:p>
          </table:table-cell>
          <table:table-cell office:value-type="float" office:value="-0.0243857863654607">
            <text:p>-0.0243857864</text:p>
          </table:table-cell>
          <table:table-cell office:value-type="float" office:value="1.02295813799358">
            <text:p>1.022958138</text:p>
          </table:table-cell>
          <table:table-cell office:value-type="float" office:value="1.02603241735664">
            <text:p>1.0260324174</text:p>
          </table:table-cell>
          <table:table-cell office:value-type="float" office:value="0.915815294211145">
            <text:p>0.9158152942</text:p>
          </table:table-cell>
          <table:table-cell table:number-columns-repeated="2" office:value-type="float" office:value="0">
            <text:p>0</text:p>
          </table:table-cell>
          <table:table-cell office:value-type="float" office:value="-28.0762295740043">
            <text:p>-28.07622957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5689">
            <text:p>15689</text:p>
          </table:table-cell>
          <table:table-cell office:value-type="float" office:value="23037">
            <text:p>23037</text:p>
          </table:table-cell>
          <table:table-cell office:value-type="float" office:value="32985">
            <text:p>32985</text:p>
          </table:table-cell>
          <table:table-cell office:value-type="float" office:value="233.375">
            <text:p>233.375</text:p>
          </table:table-cell>
          <table:table-cell office:value-type="float" office:value="-1082.125">
            <text:p>-1082.125</text:p>
          </table:table-cell>
          <table:table-cell office:value-type="float" office:value="319.25">
            <text:p>319.25</text:p>
          </table:table-cell>
          <table:table-cell office:value-type="float" office:value="0.014875071706291">
            <text:p>0.0148750717</text:p>
          </table:table-cell>
          <table:table-cell office:value-type="float" office:value="-0.0469733472240309">
            <text:p>-0.0469733472</text:p>
          </table:table-cell>
          <table:table-cell office:value-type="float" office:value="0.00967864180688192">
            <text:p>0.0096786418</text:p>
          </table:table-cell>
          <table:table-cell office:value-type="float" office:value="1.05249643577822">
            <text:p>1.0524964358</text:p>
          </table:table-cell>
          <table:table-cell office:value-type="float" office:value="0.839918015600773">
            <text:p>0.8399180156</text:p>
          </table:table-cell>
          <table:table-cell office:value-type="float" office:value="1.03405885149425">
            <text:p>1.0340588515</text:p>
          </table:table-cell>
          <table:table-cell office:value-type="float" office:value="0">
            <text:p>0</text:p>
          </table:table-cell>
          <table:table-cell office:value-type="float" office:value="-14.4068277273134">
            <text:p>-14.4068277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1015">
            <text:p>21015</text:p>
          </table:table-cell>
          <table:table-cell office:value-type="float" office:value="34221">
            <text:p>34221</text:p>
          </table:table-cell>
          <table:table-cell office:value-type="float" office:value="140">
            <text:p>140</text:p>
          </table:table-cell>
          <table:table-cell office:value-type="float" office:value="-1146.75">
            <text:p>-1146.75</text:p>
          </table:table-cell>
          <table:table-cell office:value-type="float" office:value="-38">
            <text:p>-38</text:p>
          </table:table-cell>
          <table:table-cell office:value-type="float" office:value="0.00900437355286854">
            <text:p>0.0090043736</text:p>
          </table:table-cell>
          <table:table-cell office:value-type="float" office:value="-0.0545681655960029">
            <text:p>-0.0545681656</text:p>
          </table:table-cell>
          <table:table-cell office:value-type="float" office:value="-0.00111042926857777">
            <text:p>-0.0011104293</text:p>
          </table:table-cell>
          <table:table-cell office:value-type="float" office:value="1.03167422177148">
            <text:p>1.0316742218</text:p>
          </table:table-cell>
          <table:table-cell office:value-type="float" office:value="0.814847682419155">
            <text:p>0.8148476824</text:p>
          </table:table-cell>
          <table:table-cell office:value-type="float" office:value="0.996115914344172">
            <text:p>0.9961159143</text:p>
          </table:table-cell>
          <table:table-cell office:value-type="float" office:value="0">
            <text:p>0</text:p>
          </table:table-cell>
          <table:table-cell office:value-type="float" office:value="-12.3525947550786">
            <text:p>-12.3525947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4895">
            <text:p>14895</text:p>
          </table:table-cell>
          <table:table-cell office:value-type="float" office:value="20654">
            <text:p>20654</text:p>
          </table:table-cell>
          <table:table-cell office:value-type="float" office:value="35128">
            <text:p>35128</text:p>
          </table:table-cell>
          <table:table-cell office:value-type="float" office:value="-903.625">
            <text:p>-903.625</text:p>
          </table:table-cell>
          <table:table-cell office:value-type="float" office:value="317.125">
            <text:p>317.125</text:p>
          </table:table-cell>
          <table:table-cell office:value-type="float" office:value="-352.375">
            <text:p>-352.375</text:p>
          </table:table-cell>
          <table:table-cell office:value-type="float" office:value="-0.0606663309835515">
            <text:p>-0.060666331</text:p>
          </table:table-cell>
          <table:table-cell office:value-type="float" office:value="0.0153541686840321">
            <text:p>0.0153541687</text:p>
          </table:table-cell>
          <table:table-cell office:value-type="float" office:value="-0.0100311717148713">
            <text:p>-0.0100311717</text:p>
          </table:table-cell>
          <table:table-cell office:value-type="float" office:value="0.794881432838981">
            <text:p>0.7948814328</text:p>
          </table:table-cell>
          <table:table-cell office:value-type="float" office:value="1.05420166136623">
            <text:p>1.0542016614</text:p>
          </table:table-cell>
          <table:table-cell office:value-type="float" office:value="0.965088122833658">
            <text:p>0.9650881228</text:p>
          </table:table-cell>
          <table:table-cell office:value-type="float" office:value="-11.0753778188232">
            <text:p>-11.0753778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2703">
            <text:p>12703</text:p>
          </table:table-cell>
          <table:table-cell office:value-type="float" office:value="20915">
            <text:p>20915</text:p>
          </table:table-cell>
          <table:table-cell office:value-type="float" office:value="33946">
            <text:p>33946</text:p>
          </table:table-cell>
          <table:table-cell office:value-type="float" office:value="-814.25">
            <text:p>-814.25</text:p>
          </table:table-cell>
          <table:table-cell office:value-type="float" office:value="385.625">
            <text:p>385.625</text:p>
          </table:table-cell>
          <table:table-cell office:value-type="float" office:value="-909.875">
            <text:p>-909.875</text:p>
          </table:table-cell>
          <table:table-cell office:value-type="float" office:value="-0.0640990317247894">
            <text:p>-0.0640990317</text:p>
          </table:table-cell>
          <table:table-cell office:value-type="float" office:value="0.0184377241214439">
            <text:p>0.0184377241</text:p>
          </table:table-cell>
          <table:table-cell office:value-type="float" office:value="-0.0268035998350321">
            <text:p>-0.0268035998</text:p>
          </table:table-cell>
          <table:table-cell office:value-type="float" office:value="0.783706413264626">
            <text:p>0.7837064133</text:p>
          </table:table-cell>
          <table:table-cell office:value-type="float" office:value="1.06519833577978">
            <text:p>1.0651983358</text:p>
          </table:table-cell>
          <table:table-cell office:value-type="float" office:value="0.907595529187056">
            <text:p>0.9075955292</text:p>
          </table:table-cell>
          <table:table-cell office:value-type="float" office:value="-10.4632920992485">
            <text:p>-10.4632920992</text:p>
          </table:table-cell>
          <table:table-cell office:value-type="float" office:value="0">
            <text:p>0</text:p>
          </table:table-cell>
          <table:table-cell office:value-type="float" office:value="-25.5120842293342">
            <text:p>-25.512084229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0977">
            <text:p>20977</text:p>
          </table:table-cell>
          <table:table-cell office:value-type="float" office:value="31957">
            <text:p>31957</text:p>
          </table:table-cell>
          <table:table-cell office:value-type="float" office:value="-565.125">
            <text:p>-565.125</text:p>
          </table:table-cell>
          <table:table-cell office:value-type="float" office:value="-863">
            <text:p>-863</text:p>
          </table:table-cell>
          <table:table-cell office:value-type="float" office:value="291.625">
            <text:p>291.625</text:p>
          </table:table-cell>
          <table:table-cell office:value-type="float" office:value="-0.0470545378850958">
            <text:p>-0.0470545379</text:p>
          </table:table-cell>
          <table:table-cell office:value-type="float" office:value="-0.041140296515231">
            <text:p>-0.0411402965</text:p>
          </table:table-cell>
          <table:table-cell office:value-type="float" office:value="0.009125543699346">
            <text:p>0.0091255437</text:p>
          </table:table-cell>
          <table:table-cell office:value-type="float" office:value="0.839648811291902">
            <text:p>0.8396488113</text:p>
          </table:table-cell>
          <table:table-cell office:value-type="float" office:value="0.859326309231519">
            <text:p>0.8593263092</text:p>
          </table:table-cell>
          <table:table-cell office:value-type="float" office:value="1.03210262302142">
            <text:p>1.032102623</text:p>
          </table:table-cell>
          <table:table-cell office:value-type="float" office:value="-14.3813616273232">
            <text:p>-14.3813616273</text:p>
          </table:table-cell>
          <table:table-cell office:value-type="float" office:value="-16.4993757646018">
            <text:p>-16.4993757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407">
            <text:p>20407</text:p>
          </table:table-cell>
          <table:table-cell office:value-type="float" office:value="33388">
            <text:p>33388</text:p>
          </table:table-cell>
          <table:table-cell office:value-type="float" office:value="-281.5">
            <text:p>-281.5</text:p>
          </table:table-cell>
          <table:table-cell office:value-type="float" office:value="-1169.75">
            <text:p>-1169.75</text:p>
          </table:table-cell>
          <table:table-cell office:value-type="float" office:value="-69.75">
            <text:p>-69.75</text:p>
          </table:table-cell>
          <table:table-cell office:value-type="float" office:value="-0.0227107704719645">
            <text:p>-0.0227107705</text:p>
          </table:table-cell>
          <table:table-cell office:value-type="float" office:value="-0.057321017297986">
            <text:p>-0.0573210173</text:p>
          </table:table-cell>
          <table:table-cell office:value-type="float" office:value="-0.00208907391877321">
            <text:p>-0.0020890739</text:p>
          </table:table-cell>
          <table:table-cell office:value-type="float" office:value="0.921523230375168">
            <text:p>0.9215232304</text:p>
          </table:table-cell>
          <table:table-cell office:value-type="float" office:value="0.805816409544238">
            <text:p>0.8058164095</text:p>
          </table:table-cell>
          <table:table-cell office:value-type="float" office:value="0.992696795174776">
            <text:p>0.9926967952</text:p>
          </table:table-cell>
          <table:table-cell office:value-type="float" office:value="-30.1727364258524">
            <text:p>-30.1727364259</text:p>
          </table:table-cell>
          <table:table-cell office:value-type="float" office:value="-11.7423909547447">
            <text:p>-11.7423909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148">
            <text:p>13148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210.625">
            <text:p>-210.625</text:p>
          </table:table-cell>
          <table:table-cell office:value-type="float" office:value="-240.875">
            <text:p>-240.875</text:p>
          </table:table-cell>
          <table:table-cell office:value-type="float" office:value="-395.875">
            <text:p>-395.875</text:p>
          </table:table-cell>
          <table:table-cell office:value-type="float" office:value="-0.0160195466991177">
            <text:p>-0.0160195467</text:p>
          </table:table-cell>
          <table:table-cell office:value-type="float" office:value="-0.0119635939207311">
            <text:p>-0.0119635939</text:p>
          </table:table-cell>
          <table:table-cell office:value-type="float" office:value="-0.0114663287472846">
            <text:p>-0.0114663287</text:p>
          </table:table-cell>
          <table:table-cell office:value-type="float" office:value="0.944434573270921">
            <text:p>0.9444345733</text:p>
          </table:table-cell>
          <table:table-cell office:value-type="float" office:value="0.958407951333261">
            <text:p>0.9584079513</text:p>
          </table:table-cell>
          <table:table-cell office:value-type="float" office:value="0.960125543706588">
            <text:p>0.96012554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402">
            <text:p>12402</text:p>
          </table:table-cell>
          <table:table-cell office:value-type="float" office:value="19088">
            <text:p>19088</text:p>
          </table:table-cell>
          <table:table-cell office:value-type="float" office:value="33613">
            <text:p>33613</text:p>
          </table:table-cell>
          <table:table-cell office:value-type="float" office:value="-776.25">
            <text:p>-776.25</text:p>
          </table:table-cell>
          <table:table-cell office:value-type="float" office:value="-493.75">
            <text:p>-493.75</text:p>
          </table:table-cell>
          <table:table-cell office:value-type="float" office:value="-915.875">
            <text:p>-915.875</text:p>
          </table:table-cell>
          <table:table-cell office:value-type="float" office:value="-0.0625907111756168">
            <text:p>-0.0625907112</text:p>
          </table:table-cell>
          <table:table-cell office:value-type="float" office:value="-0.0258670368818106">
            <text:p>-0.0258670369</text:p>
          </table:table-cell>
          <table:table-cell office:value-type="float" office:value="-0.0272476422812602">
            <text:p>-0.0272476423</text:p>
          </table:table-cell>
          <table:table-cell office:value-type="float" office:value="0.788611001251261">
            <text:p>0.7886110013</text:p>
          </table:table-cell>
          <table:table-cell office:value-type="float" office:value="0.910776813963871">
            <text:p>0.910776814</text:p>
          </table:table-cell>
          <table:table-cell office:value-type="float" office:value="0.906088422674969">
            <text:p>0.9060884227</text:p>
          </table:table-cell>
          <table:table-cell office:value-type="float" office:value="-10.7239751000814">
            <text:p>-10.7239751001</text:p>
          </table:table-cell>
          <table:table-cell office:value-type="float" office:value="-26.4484561836431">
            <text:p>-26.4484561836</text:p>
          </table:table-cell>
          <table:table-cell office:value-type="float" office:value="-25.0906254965491">
            <text:p>-25.090625496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705">
            <text:p>11705</text:p>
          </table:table-cell>
          <table:table-cell office:value-type="float" office:value="18134">
            <text:p>18134</text:p>
          </table:table-cell>
          <table:table-cell office:value-type="float" office:value="30391">
            <text:p>30391</text:p>
          </table:table-cell>
          <table:table-cell office:value-type="float" office:value="-531.5">
            <text:p>-531.5</text:p>
          </table:table-cell>
          <table:table-cell office:value-type="float" office:value="-863.5">
            <text:p>-863.5</text:p>
          </table:table-cell>
          <table:table-cell office:value-type="float" office:value="-1402.375">
            <text:p>-1402.375</text:p>
          </table:table-cell>
          <table:table-cell office:value-type="float" office:value="-0.0454079453225117">
            <text:p>-0.0454079453</text:p>
          </table:table-cell>
          <table:table-cell office:value-type="float" office:value="-0.0476177346421087">
            <text:p>-0.0476177346</text:p>
          </table:table-cell>
          <table:table-cell office:value-type="float" office:value="-0.0461444177552565">
            <text:p>-0.0461444178</text:p>
          </table:table-cell>
          <table:table-cell office:value-type="float" office:value="0.845113479108097">
            <text:p>0.8451134791</text:p>
          </table:table-cell>
          <table:table-cell office:value-type="float" office:value="0.837782128111414">
            <text:p>0.8377821281</text:p>
          </table:table-cell>
          <table:table-cell office:value-type="float" office:value="0.842667980144947">
            <text:p>0.8426679801</text:p>
          </table:table-cell>
          <table:table-cell office:value-type="float" office:value="-14.9156298041006">
            <text:p>-14.9156298041</text:p>
          </table:table-cell>
          <table:table-cell office:value-type="float" office:value="-14.2071005216221">
            <text:p>-14.2071005216</text:p>
          </table:table-cell>
          <table:table-cell office:value-type="float" office:value="-14.6719551327141">
            <text:p>-14.671955132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8110">
            <text:p>18110</text:p>
          </table:table-cell>
          <table:table-cell office:value-type="float" office:value="27496">
            <text:p>27496</text:p>
          </table:table-cell>
          <table:table-cell office:value-type="float" office:value="-269">
            <text:p>-269</text:p>
          </table:table-cell>
          <table:table-cell office:value-type="float" office:value="-91.25">
            <text:p>-91.25</text:p>
          </table:table-cell>
          <table:table-cell office:value-type="float" office:value="-1529.125">
            <text:p>-1529.125</text:p>
          </table:table-cell>
          <table:table-cell office:value-type="float" office:value="-0.022290354656944">
            <text:p>-0.0222903547</text:p>
          </table:table-cell>
          <table:table-cell office:value-type="float" office:value="-0.00503865267807841">
            <text:p>-0.0050386527</text:p>
          </table:table-cell>
          <table:table-cell office:value-type="float" office:value="-0.0556126345650276">
            <text:p>-0.0556126346</text:p>
          </table:table-cell>
          <table:table-cell office:value-type="float" office:value="0.922957604125731">
            <text:p>0.9229576041</text:p>
          </table:table-cell>
          <table:table-cell office:value-type="float" office:value="0.982414476147514">
            <text:p>0.9824144761</text:p>
          </table:table-cell>
          <table:table-cell office:value-type="float" office:value="0.811417598663999">
            <text:p>0.8114175987</text:p>
          </table:table-cell>
          <table:table-cell office:value-type="float" office:value="-30.7484074910542">
            <text:p>-30.7484074911</text:p>
          </table:table-cell>
          <table:table-cell office:value-type="float" office:value="0">
            <text:p>0</text:p>
          </table:table-cell>
          <table:table-cell office:value-type="float" office:value="-12.1139651203568">
            <text:p>-12.113965120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2710">
            <text:p>12710</text:p>
          </table:table-cell>
          <table:table-cell office:value-type="float" office:value="17260">
            <text:p>17260</text:p>
          </table:table-cell>
          <table:table-cell office:value-type="float" office:value="24884">
            <text:p>24884</text:p>
          </table:table-cell>
          <table:table-cell office:value-type="float" office:value="-205">
            <text:p>-205</text:p>
          </table:table-cell>
          <table:table-cell office:value-type="float" office:value="-191.625">
            <text:p>-191.625</text:p>
          </table:table-cell>
          <table:table-cell office:value-type="float" office:value="-1440.25">
            <text:p>-1440.25</text:p>
          </table:table-cell>
          <table:table-cell office:value-type="float" office:value="-0.0161290322580645">
            <text:p>-0.0161290323</text:p>
          </table:table-cell>
          <table:table-cell office:value-type="float" office:value="-0.0111022595596756">
            <text:p>-0.0111022596</text:p>
          </table:table-cell>
          <table:table-cell office:value-type="float" office:value="-0.0578785565021701">
            <text:p>-0.0578785565</text:p>
          </table:table-cell>
          <table:table-cell office:value-type="float" office:value="0.944058272632674">
            <text:p>0.9440582726</text:p>
          </table:table-cell>
          <table:table-cell office:value-type="float" office:value="0.961383681469103">
            <text:p>0.9613836815</text:p>
          </table:table-cell>
          <table:table-cell office:value-type="float" office:value="0.803990909755844">
            <text:p>0.8039909098</text:p>
          </table:table-cell>
          <table:table-cell table:number-columns-repeated="2" office:value-type="float" office:value="0">
            <text:p>0</text:p>
          </table:table-cell>
          <table:table-cell office:value-type="float" office:value="-11.6258719788347">
            <text:p>-11.625871978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2066">
            <text:p>12066</text:p>
          </table:table-cell>
          <table:table-cell office:value-type="float" office:value="16013">
            <text:p>16013</text:p>
          </table:table-cell>
          <table:table-cell office:value-type="float" office:value="23107">
            <text:p>23107</text:p>
          </table:table-cell>
          <table:table-cell office:value-type="float" office:value="-776.25">
            <text:p>-776.25</text:p>
          </table:table-cell>
          <table:table-cell office:value-type="float" office:value="-68.375">
            <text:p>-68.375</text:p>
          </table:table-cell>
          <table:table-cell office:value-type="float" office:value="-125.875">
            <text:p>-125.875</text:p>
          </table:table-cell>
          <table:table-cell office:value-type="float" office:value="-0.0643336648433615">
            <text:p>-0.0643336648</text:p>
          </table:table-cell>
          <table:table-cell office:value-type="float" office:value="-0.00426996815087741">
            <text:p>-0.0042699682</text:p>
          </table:table-cell>
          <table:table-cell office:value-type="float" office:value="-0.00544748344657463">
            <text:p>-0.0054474834</text:p>
          </table:table-cell>
          <table:table-cell office:value-type="float" office:value="0.782944261095304">
            <text:p>0.7829442611</text:p>
          </table:table-cell>
          <table:table-cell office:value-type="float" office:value="0.985090847422828">
            <text:p>0.9850908474</text:p>
          </table:table-cell>
          <table:table-cell office:value-type="float" office:value="0.980991971085754">
            <text:p>0.9809919711</text:p>
          </table:table-cell>
          <table:table-cell office:value-type="float" office:value="-10.4238386995435">
            <text:p>-10.42383869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962">
            <text:p>15962</text:p>
          </table:table-cell>
          <table:table-cell office:value-type="float" office:value="24578">
            <text:p>24578</text:p>
          </table:table-cell>
          <table:table-cell office:value-type="float" office:value="-543.75">
            <text:p>-543.75</text:p>
          </table:table-cell>
          <table:table-cell office:value-type="float" office:value="-307.875">
            <text:p>-307.875</text:p>
          </table:table-cell>
          <table:table-cell office:value-type="float" office:value="18.625">
            <text:p>18.625</text:p>
          </table:table-cell>
          <table:table-cell office:value-type="float" office:value="-0.0483935564257743">
            <text:p>-0.0483935564</text:p>
          </table:table-cell>
          <table:table-cell office:value-type="float" office:value="-0.0192879964916677">
            <text:p>-0.0192879965</text:p>
          </table:table-cell>
          <table:table-cell office:value-type="float" office:value="0.000757791520872325">
            <text:p>0.0007577915</text:p>
          </table:table-cell>
          <table:table-cell office:value-type="float" office:value="0.835212747664718">
            <text:p>0.8352127477</text:p>
          </table:table-cell>
          <table:table-cell office:value-type="float" office:value="0.933221184824142">
            <text:p>0.9332211848</text:p>
          </table:table-cell>
          <table:table-cell office:value-type="float" office:value="1.00265339584911">
            <text:p>1.0026533958</text:p>
          </table:table-cell>
          <table:table-cell office:value-type="float" office:value="-13.9736909048741">
            <text:p>-13.9736909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864">
            <text:p>864</text:p>
          </table:table-cell>
          <table:table-cell office:value-type="float" office:value="11840">
            <text:p>11840</text:p>
          </table:table-cell>
          <table:table-cell office:value-type="float" office:value="15645">
            <text:p>15645</text:p>
          </table:table-cell>
          <table:table-cell office:value-type="float" office:value="24097">
            <text:p>24097</text:p>
          </table:table-cell>
          <table:table-cell office:value-type="float" office:value="-264.625">
            <text:p>-264.625</text:p>
          </table:table-cell>
          <table:table-cell office:value-type="float" office:value="-488.875">
            <text:p>-488.875</text:p>
          </table:table-cell>
          <table:table-cell office:value-type="float" office:value="-120.75">
            <text:p>-120.75</text:p>
          </table:table-cell>
          <table:table-cell office:value-type="float" office:value="-0.0223500844594595">
            <text:p>-0.0223500845</text:p>
          </table:table-cell>
          <table:table-cell office:value-type="float" office:value="-0.0312480025567274">
            <text:p>-0.0312480026</text:p>
          </table:table-cell>
          <table:table-cell office:value-type="float" office:value="-0.0050109972195709">
            <text:p>-0.0050109972</text:p>
          </table:table-cell>
          <table:table-cell office:value-type="float" office:value="0.922753775891568">
            <text:p>0.9227537759</text:p>
          </table:table-cell>
          <table:table-cell office:value-type="float" office:value="0.892545808872473">
            <text:p>0.8925458089</text:p>
          </table:table-cell>
          <table:table-cell office:value-type="float" office:value="0.982510725514046">
            <text:p>0.9825107255</text:p>
          </table:table-cell>
          <table:table-cell office:value-type="float" office:value="-30.6653002560163">
            <text:p>-30.665300256</text:p>
          </table:table-cell>
          <table:table-cell office:value-type="float" office:value="-21.8337203021424">
            <text:p>-21.8337203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12115">
            <text:p>12115</text:p>
          </table:table-cell>
          <table:table-cell office:value-type="float" office:value="16160">
            <text:p>16160</text:p>
          </table:table-cell>
          <table:table-cell office:value-type="float" office:value="22957">
            <text:p>22957</text:p>
          </table:table-cell>
          <table:table-cell office:value-type="float" office:value="-447.125">
            <text:p>-447.125</text:p>
          </table:table-cell>
          <table:table-cell office:value-type="float" office:value="-469">
            <text:p>-469</text:p>
          </table:table-cell>
          <table:table-cell office:value-type="float" office:value="-137">
            <text:p>-137</text:p>
          </table:table-cell>
          <table:table-cell office:value-type="float" office:value="-0.0369067271976888">
            <text:p>-0.0369067272</text:p>
          </table:table-cell>
          <table:table-cell office:value-type="float" office:value="-0.0290222772277228">
            <text:p>-0.0290222772</text:p>
          </table:table-cell>
          <table:table-cell office:value-type="float" office:value="-0.00596767870366337">
            <text:p>-0.0059676787</text:p>
          </table:table-cell>
          <table:table-cell office:value-type="float" office:value="0.873496183572481">
            <text:p>0.8734961836</text:p>
          </table:table-cell>
          <table:table-cell office:value-type="float" office:value="0.900072923150917">
            <text:p>0.9000729232</text:p>
          </table:table-cell>
          <table:table-cell office:value-type="float" office:value="0.979182926387834">
            <text:p>0.9791829264</text:p>
          </table:table-cell>
          <table:table-cell office:value-type="float" office:value="-18.4323067953346">
            <text:p>-18.4323067953</text:p>
          </table:table-cell>
          <table:table-cell office:value-type="float" office:value="-23.5350054855973">
            <text:p>-23.53500548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992">
            <text:p>11992</text:p>
          </table:table-cell>
          <table:table-cell office:value-type="float" office:value="15885">
            <text:p>15885</text:p>
          </table:table-cell>
          <table:table-cell office:value-type="float" office:value="22444">
            <text:p>22444</text:p>
          </table:table-cell>
          <table:table-cell office:value-type="float" office:value="-81.75">
            <text:p>-81.75</text:p>
          </table:table-cell>
          <table:table-cell office:value-type="float" office:value="-88.5">
            <text:p>-88.5</text:p>
          </table:table-cell>
          <table:table-cell office:value-type="float" office:value="-651.375">
            <text:p>-651.375</text:p>
          </table:table-cell>
          <table:table-cell office:value-type="float" office:value="-0.00681704469646431">
            <text:p>-0.0068170447</text:p>
          </table:table-cell>
          <table:table-cell office:value-type="float" office:value="-0.00557129367327668">
            <text:p>-0.0055712937</text:p>
          </table:table-cell>
          <table:table-cell office:value-type="float" office:value="-0.029022233113527">
            <text:p>-0.0290222331</text:p>
          </table:table-cell>
          <table:table-cell office:value-type="float" office:value="0.976231428875226">
            <text:p>0.9762314289</text:p>
          </table:table-cell>
          <table:table-cell office:value-type="float" office:value="0.980561309197392">
            <text:p>0.9805613092</text:p>
          </table:table-cell>
          <table:table-cell office:value-type="float" office:value="0.900073072531851">
            <text:p>0.900073072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5350417911378">
            <text:p>-23.535041791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352">
            <text:p>11352</text:p>
          </table:table-cell>
          <table:table-cell office:value-type="float" office:value="15418">
            <text:p>15418</text:p>
          </table:table-cell>
          <table:table-cell office:value-type="float" office:value="23544">
            <text:p>23544</text:p>
          </table:table-cell>
          <table:table-cell office:value-type="float" office:value="-567.125">
            <text:p>-567.125</text:p>
          </table:table-cell>
          <table:table-cell office:value-type="float" office:value="-370.125">
            <text:p>-370.125</text:p>
          </table:table-cell>
          <table:table-cell office:value-type="float" office:value="-14.625">
            <text:p>-14.625</text:p>
          </table:table-cell>
          <table:table-cell office:value-type="float" office:value="-0.0499581571529246">
            <text:p>-0.0499581572</text:p>
          </table:table-cell>
          <table:table-cell office:value-type="float" office:value="-0.0240060319107537">
            <text:p>-0.0240060319</text:p>
          </table:table-cell>
          <table:table-cell office:value-type="float" office:value="-0.000621177370030581">
            <text:p>-0.0006211774</text:p>
          </table:table-cell>
          <table:table-cell office:value-type="float" office:value="0.830038252198352">
            <text:p>0.8300382522</text:p>
          </table:table-cell>
          <table:table-cell office:value-type="float" office:value="0.917108415865838">
            <text:p>0.9171084159</text:p>
          </table:table-cell>
          <table:table-cell office:value-type="float" office:value="0.99782663549309">
            <text:p>0.9978266355</text:p>
          </table:table-cell>
          <table:table-cell office:value-type="float" office:value="-13.5250208950706">
            <text:p>-13.5250208951</text:p>
          </table:table-cell>
          <table:table-cell office:value-type="float" office:value="-28.5258985288839">
            <text:p>-28.5258985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10579">
            <text:p>10579</text:p>
          </table:table-cell>
          <table:table-cell office:value-type="float" office:value="15112">
            <text:p>15112</text:p>
          </table:table-cell>
          <table:table-cell office:value-type="float" office:value="23213">
            <text:p>23213</text:p>
          </table:table-cell>
          <table:table-cell office:value-type="float" office:value="-631.125">
            <text:p>-631.125</text:p>
          </table:table-cell>
          <table:table-cell office:value-type="float" office:value="-521">
            <text:p>-521</text:p>
          </table:table-cell>
          <table:table-cell office:value-type="float" office:value="-116.625">
            <text:p>-116.625</text:p>
          </table:table-cell>
          <table:table-cell office:value-type="float" office:value="-0.0596582852821628">
            <text:p>-0.0596582853</text:p>
          </table:table-cell>
          <table:table-cell office:value-type="float" office:value="-0.0344759131815776">
            <text:p>-0.0344759132</text:p>
          </table:table-cell>
          <table:table-cell office:value-type="float" office:value="-0.00502412441304442">
            <text:p>-0.0050241244</text:p>
          </table:table-cell>
          <table:table-cell office:value-type="float" office:value="0.798171859077934">
            <text:p>0.7981718591</text:p>
          </table:table-cell>
          <table:table-cell office:value-type="float" office:value="0.881663937500298">
            <text:p>0.8816639375</text:p>
          </table:table-cell>
          <table:table-cell office:value-type="float" office:value="0.982465038533535">
            <text:p>0.9824650385</text:p>
          </table:table-cell>
          <table:table-cell office:value-type="float" office:value="-11.268497487169">
            <text:p>-11.2684974872</text:p>
          </table:table-cell>
          <table:table-cell office:value-type="float" office:value="-19.7566593935043">
            <text:p>-19.7566593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17">
            <text:p>917</text:p>
          </table:table-cell>
          <table:table-cell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9552">
            <text:p>9552</text:p>
          </table:table-cell>
          <table:table-cell office:value-type="float" office:value="15512">
            <text:p>15512</text:p>
          </table:table-cell>
          <table:table-cell office:value-type="float" office:value="22637">
            <text:p>22637</text:p>
          </table:table-cell>
          <table:table-cell office:value-type="float" office:value="-451.625">
            <text:p>-451.625</text:p>
          </table:table-cell>
          <table:table-cell office:value-type="float" office:value="-176.875">
            <text:p>-176.875</text:p>
          </table:table-cell>
          <table:table-cell office:value-type="float" office:value="-179">
            <text:p>-179</text:p>
          </table:table-cell>
          <table:table-cell office:value-type="float" office:value="-0.0472806742043551">
            <text:p>-0.0472806742</text:p>
          </table:table-cell>
          <table:table-cell office:value-type="float" office:value="-0.0114024626095926">
            <text:p>-0.0114024626</text:p>
          </table:table-cell>
          <table:table-cell office:value-type="float" office:value="-0.00790740822547157">
            <text:p>-0.0079074082</text:p>
          </table:table-cell>
          <table:table-cell office:value-type="float" office:value="0.838899146105065">
            <text:p>0.8388991461</text:p>
          </table:table-cell>
          <table:table-cell office:value-type="float" office:value="0.96034621252741">
            <text:p>0.9603462125</text:p>
          </table:table-cell>
          <table:table-cell office:value-type="float" office:value="0.972446624336344">
            <text:p>0.9724466243</text:p>
          </table:table-cell>
          <table:table-cell office:value-type="float" office:value="-14.3108931168846">
            <text:p>-14.31089311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8759">
            <text:p>8759</text:p>
          </table:table-cell>
          <table:table-cell office:value-type="float" office:value="14805">
            <text:p>14805</text:p>
          </table:table-cell>
          <table:table-cell office:value-type="float" office:value="22213">
            <text:p>22213</text:p>
          </table:table-cell>
          <table:table-cell office:value-type="float" office:value="-752.5">
            <text:p>-752.5</text:p>
          </table:table-cell>
          <table:table-cell office:value-type="float" office:value="-1177.875">
            <text:p>-1177.875</text:p>
          </table:table-cell>
          <table:table-cell office:value-type="float" office:value="-811.625">
            <text:p>-811.625</text:p>
          </table:table-cell>
          <table:table-cell office:value-type="float" office:value="-0.0859116337481448">
            <text:p>-0.0859116337</text:p>
          </table:table-cell>
          <table:table-cell office:value-type="float" office:value="-0.0795592705167173">
            <text:p>-0.0795592705</text:p>
          </table:table-cell>
          <table:table-cell office:value-type="float" office:value="-0.0365382883896817">
            <text:p>-0.0365382884</text:p>
          </table:table-cell>
          <table:table-cell office:value-type="float" office:value="0.713775667155513">
            <text:p>0.7137756672</text:p>
          </table:table-cell>
          <table:table-cell office:value-type="float" office:value="0.733948721140788">
            <text:p>0.7339487211</text:p>
          </table:table-cell>
          <table:table-cell office:value-type="float" office:value="0.874732681812271">
            <text:p>0.8747326818</text:p>
          </table:table-cell>
          <table:table-cell office:value-type="float" office:value="-7.71637950595946">
            <text:p>-7.716379506</text:p>
          </table:table-cell>
          <table:table-cell office:value-type="float" office:value="-8.36097536677081">
            <text:p>-8.3609753668</text:p>
          </table:table-cell>
          <table:table-cell office:value-type="float" office:value="-18.6217101879449">
            <text:p>-18.621710187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7505">
            <text:p>7505</text:p>
          </table:table-cell>
          <table:table-cell office:value-type="float" office:value="14095">
            <text:p>14095</text:p>
          </table:table-cell>
          <table:table-cell office:value-type="float" office:value="20621">
            <text:p>20621</text:p>
          </table:table-cell>
          <table:table-cell office:value-type="float" office:value="-340.75">
            <text:p>-340.75</text:p>
          </table:table-cell>
          <table:table-cell office:value-type="float" office:value="-258.125">
            <text:p>-258.125</text:p>
          </table:table-cell>
          <table:table-cell office:value-type="float" office:value="-466">
            <text:p>-466</text:p>
          </table:table-cell>
          <table:table-cell office:value-type="float" office:value="-0.0454030646235843">
            <text:p>-0.0454030646</text:p>
          </table:table-cell>
          <table:table-cell office:value-type="float" office:value="-0.0183132316424264">
            <text:p>-0.0183132316</text:p>
          </table:table-cell>
          <table:table-cell office:value-type="float" office:value="-0.0225983220988313">
            <text:p>-0.0225983221</text:p>
          </table:table-cell>
          <table:table-cell office:value-type="float" office:value="0.845129692840793">
            <text:p>0.8451296928</text:p>
          </table:table-cell>
          <table:table-cell office:value-type="float" office:value="0.936561023179758">
            <text:p>0.9365610232</text:p>
          </table:table-cell>
          <table:table-cell office:value-type="float" office:value="0.921906813610988">
            <text:p>0.9219068136</text:p>
          </table:table-cell>
          <table:table-cell office:value-type="float" office:value="-14.9172710309316">
            <text:p>-14.9172710309</text:p>
          </table:table-cell>
          <table:table-cell office:value-type="float" office:value="0">
            <text:p>0</text:p>
          </table:table-cell>
          <table:table-cell office:value-type="float" office:value="-30.3246125756983">
            <text:p>-30.324612575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7011">
            <text:p>7011</text:p>
          </table:table-cell>
          <table:table-cell office:value-type="float" office:value="13043">
            <text:p>13043</text:p>
          </table:table-cell>
          <table:table-cell office:value-type="float" office:value="20316">
            <text:p>20316</text:p>
          </table:table-cell>
          <table:table-cell office:value-type="float" office:value="-82.625">
            <text:p>-82.625</text:p>
          </table:table-cell>
          <table:table-cell office:value-type="float" office:value="-815.125">
            <text:p>-815.125</text:p>
          </table:table-cell>
          <table:table-cell office:value-type="float" office:value="-648">
            <text:p>-648</text:p>
          </table:table-cell>
          <table:table-cell office:value-type="float" office:value="-0.0117850520610469">
            <text:p>-0.0117850521</text:p>
          </table:table-cell>
          <table:table-cell office:value-type="float" office:value="-0.0624952081576324">
            <text:p>-0.0624952082</text:p>
          </table:table-cell>
          <table:table-cell office:value-type="float" office:value="-0.0318960425280567">
            <text:p>-0.0318960425</text:p>
          </table:table-cell>
          <table:table-cell office:value-type="float" office:value="0.959024537192416">
            <text:p>0.9590245372</text:p>
          </table:table-cell>
          <table:table-cell office:value-type="float" office:value="0.788921847491911">
            <text:p>0.7889218475</text:p>
          </table:table-cell>
          <table:table-cell office:value-type="float" office:value="0.890357871908547">
            <text:p>0.8903578719</text:p>
          </table:table-cell>
          <table:table-cell office:value-type="float" office:value="0">
            <text:p>0</text:p>
          </table:table-cell>
          <table:table-cell office:value-type="float" office:value="-10.7409043183745">
            <text:p>-10.7409043184</text:p>
          </table:table-cell>
          <table:table-cell office:value-type="float" office:value="-21.383001748728">
            <text:p>-21.383001748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6555">
            <text:p>6555</text:p>
          </table:table-cell>
          <table:table-cell office:value-type="float" office:value="12213">
            <text:p>12213</text:p>
          </table:table-cell>
          <table:table-cell office:value-type="float" office:value="20937">
            <text:p>20937</text:p>
          </table:table-cell>
          <table:table-cell office:value-type="float" office:value="128.25">
            <text:p>128.25</text:p>
          </table:table-cell>
          <table:table-cell office:value-type="float" office:value="-590.75">
            <text:p>-590.75</text:p>
          </table:table-cell>
          <table:table-cell office:value-type="float" office:value="-923.875">
            <text:p>-923.875</text:p>
          </table:table-cell>
          <table:table-cell office:value-type="float" office:value="0.0195652173913043">
            <text:p>0.0195652174</text:p>
          </table:table-cell>
          <table:table-cell office:value-type="float" office:value="-0.048370588716941">
            <text:p>-0.0483705887</text:p>
          </table:table-cell>
          <table:table-cell office:value-type="float" office:value="-0.0441264268997469">
            <text:p>-0.0441264269</text:p>
          </table:table-cell>
          <table:table-cell office:value-type="float" office:value="1.06922854442344">
            <text:p>1.0692285444</text:p>
          </table:table-cell>
          <table:table-cell office:value-type="float" office:value="0.835288778642241">
            <text:p>0.8352887786</text:p>
          </table:table-cell>
          <table:table-cell office:value-type="float" office:value="0.849373903290726">
            <text:p>0.8493739033</text:p>
          </table:table-cell>
          <table:table-cell office:value-type="float" office:value="0">
            <text:p>0</text:p>
          </table:table-cell>
          <table:table-cell office:value-type="float" office:value="-13.9804933214866">
            <text:p>-13.9804933215</text:p>
          </table:table-cell>
          <table:table-cell office:value-type="float" office:value="-15.3590297152059">
            <text:p>-15.359029715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6574">
            <text:p>6574</text:p>
          </table:table-cell>
          <table:table-cell office:value-type="float" office:value="11979">
            <text:p>11979</text:p>
          </table:table-cell>
          <table:table-cell office:value-type="float" office:value="21202">
            <text:p>21202</text:p>
          </table:table-cell>
          <table:table-cell office:value-type="float" office:value="78.375">
            <text:p>78.375</text:p>
          </table:table-cell>
          <table:table-cell office:value-type="float" office:value="-375.375">
            <text:p>-375.375</text:p>
          </table:table-cell>
          <table:table-cell office:value-type="float" office:value="-836.625">
            <text:p>-836.625</text:p>
          </table:table-cell>
          <table:table-cell office:value-type="float" office:value="0.0119219653179191">
            <text:p>0.0119219653</text:p>
          </table:table-cell>
          <table:table-cell office:value-type="float" office:value="-0.03133608815427">
            <text:p>-0.0313360882</text:p>
          </table:table-cell>
          <table:table-cell office:value-type="float" office:value="-0.0394597207810584">
            <text:p>-0.0394597208</text:p>
          </table:table-cell>
          <table:table-cell office:value-type="float" office:value="1.04200545979652">
            <text:p>1.0420054598</text:p>
          </table:table-cell>
          <table:table-cell office:value-type="float" office:value="0.892248314284847">
            <text:p>0.8922483143</text:p>
          </table:table-cell>
          <table:table-cell office:value-type="float" office:value="0.864942833611969">
            <text:p>0.8649428336</text:p>
          </table:table-cell>
          <table:table-cell office:value-type="float" office:value="0">
            <text:p>0</text:p>
          </table:table-cell>
          <table:table-cell office:value-type="float" office:value="-21.7713611928224">
            <text:p>-21.7713611928</text:p>
          </table:table-cell>
          <table:table-cell office:value-type="float" office:value="-17.2170433549785">
            <text:p>-17.21704335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7110">
            <text:p>7110</text:p>
          </table:table-cell>
          <table:table-cell office:value-type="float" office:value="11854">
            <text:p>11854</text:p>
          </table:table-cell>
          <table:table-cell office:value-type="float" office:value="19816">
            <text:p>19816</text:p>
          </table:table-cell>
          <table:table-cell office:value-type="float" office:value="58.5">
            <text:p>58.5</text:p>
          </table:table-cell>
          <table:table-cell office:value-type="float" office:value="-360.75">
            <text:p>-360.75</text:p>
          </table:table-cell>
          <table:table-cell office:value-type="float" office:value="-878.375">
            <text:p>-878.375</text:p>
          </table:table-cell>
          <table:table-cell office:value-type="float" office:value="0.00822784810126582">
            <text:p>0.0082278481</text:p>
          </table:table-cell>
          <table:table-cell office:value-type="float" office:value="-0.0304327653112873">
            <text:p>-0.0304327653</text:p>
          </table:table-cell>
          <table:table-cell office:value-type="float" office:value="-0.0443265542995559">
            <text:p>-0.0443265543</text:p>
          </table:table-cell>
          <table:table-cell office:value-type="float" office:value="1.02893015542381">
            <text:p>1.0289301554</text:p>
          </table:table-cell>
          <table:table-cell office:value-type="float" office:value="0.895300581691298">
            <text:p>0.8953005817</text:p>
          </table:table-cell>
          <table:table-cell office:value-type="float" office:value="0.848708153047054">
            <text:p>0.848708153</text:p>
          </table:table-cell>
          <table:table-cell office:value-type="float" office:value="0">
            <text:p>0</text:p>
          </table:table-cell>
          <table:table-cell office:value-type="float" office:value="-22.4279868777009">
            <text:p>-22.4279868777</text:p>
          </table:table-cell>
          <table:table-cell office:value-type="float" office:value="-15.2880975316372">
            <text:p>-15.288097531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92">
            <text:p>592</text:p>
          </table:table-cell>
          <table:table-cell office:value-type="float" office:value="6642">
            <text:p>6642</text:p>
          </table:table-cell>
          <table:table-cell office:value-type="float" office:value="12006">
            <text:p>12006</text:p>
          </table:table-cell>
          <table:table-cell office:value-type="float" office:value="19836">
            <text:p>19836</text:p>
          </table:table-cell>
          <table:table-cell office:value-type="float" office:value="90">
            <text:p>90</text:p>
          </table:table-cell>
          <table:table-cell office:value-type="float" office:value="-25.875">
            <text:p>-25.875</text:p>
          </table:table-cell>
          <table:table-cell office:value-type="float" office:value="-416.375">
            <text:p>-416.375</text:p>
          </table:table-cell>
          <table:table-cell office:value-type="float" office:value="0.013550135501355">
            <text:p>0.0135501355</text:p>
          </table:table-cell>
          <table:table-cell office:value-type="float" office:value="-0.0021551724137931">
            <text:p>-0.0021551724</text:p>
          </table:table-cell>
          <table:table-cell office:value-type="float" office:value="-0.0209908751764469">
            <text:p>-0.0209908752</text:p>
          </table:table-cell>
          <table:table-cell office:value-type="float" office:value="1.04778534235207">
            <text:p>1.0477853424</text:p>
          </table:table-cell>
          <table:table-cell office:value-type="float" office:value="0.992466000297265">
            <text:p>0.9924660003</text:p>
          </table:table-cell>
          <table:table-cell office:value-type="float" office:value="0.927395545890155">
            <text:p>0.9273955459</text:p>
          </table:table-cell>
          <table:table-cell table:number-columns-repeated="2" office:value-type="float" office:value="0">
            <text:p>0</text:p>
          </table:table-cell>
          <table:table-cell office:value-type="float" office:value="-32.6735579184007">
            <text:p>-32.673557918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6210">
            <text:p>6210</text:p>
          </table:table-cell>
          <table:table-cell office:value-type="float" office:value="10710">
            <text:p>10710</text:p>
          </table:table-cell>
          <table:table-cell office:value-type="float" office:value="21318">
            <text:p>21318</text:p>
          </table:table-cell>
          <table:table-cell office:value-type="float" office:value="121.5">
            <text:p>121.5</text:p>
          </table:table-cell>
          <table:table-cell office:value-type="float" office:value="-857.875">
            <text:p>-857.875</text:p>
          </table:table-cell>
          <table:table-cell office:value-type="float" office:value="76">
            <text:p>76</text:p>
          </table:table-cell>
          <table:table-cell office:value-type="float" office:value="0.0195652173913043">
            <text:p>0.0195652174</text:p>
          </table:table-cell>
          <table:table-cell office:value-type="float" office:value="-0.0801003734827264">
            <text:p>-0.0801003735</text:p>
          </table:table-cell>
          <table:table-cell office:value-type="float" office:value="0.0035650623885918">
            <text:p>0.0035650624</text:p>
          </table:table-cell>
          <table:table-cell office:value-type="float" office:value="1.06922854442344">
            <text:p>1.0692285444</text:p>
          </table:table-cell>
          <table:table-cell office:value-type="float" office:value="0.732224189681319">
            <text:p>0.7322241897</text:p>
          </table:table-cell>
          <table:table-cell office:value-type="float" office:value="1.01250262931295">
            <text:p>1.0125026293</text:p>
          </table:table-cell>
          <table:table-cell office:value-type="float" office:value="0">
            <text:p>0</text:p>
          </table:table-cell>
          <table:table-cell office:value-type="float" office:value="-8.30208686180493">
            <text:p>-8.3020868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6228">
            <text:p>6228</text:p>
          </table:table-cell>
          <table:table-cell office:value-type="float" office:value="10110">
            <text:p>10110</text:p>
          </table:table-cell>
          <table:table-cell office:value-type="float" office:value="18772">
            <text:p>18772</text:p>
          </table:table-cell>
          <table:table-cell office:value-type="float" office:value="74.25">
            <text:p>74.25</text:p>
          </table:table-cell>
          <table:table-cell office:value-type="float" office:value="-98.75">
            <text:p>-98.75</text:p>
          </table:table-cell>
          <table:table-cell office:value-type="float" office:value="209">
            <text:p>209</text:p>
          </table:table-cell>
          <table:table-cell office:value-type="float" office:value="0.0119219653179191">
            <text:p>0.0119219653</text:p>
          </table:table-cell>
          <table:table-cell office:value-type="float" office:value="-0.0097675568743818">
            <text:p>-0.0097675569</text:p>
          </table:table-cell>
          <table:table-cell office:value-type="float" office:value="0.0111336032388664">
            <text:p>0.0111336032</text:p>
          </table:table-cell>
          <table:table-cell office:value-type="float" office:value="1.04200545979652">
            <text:p>1.0420054598</text:p>
          </table:table-cell>
          <table:table-cell office:value-type="float" office:value="0.966000545067561">
            <text:p>0.9660005451</text:p>
          </table:table-cell>
          <table:table-cell office:value-type="float" office:value="1.03921056729335">
            <text:p>1.0392105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34">
            <text:p>534</text:p>
          </table:table-cell>
          <table:table-cell office:value-type="float" office:value="6642">
            <text:p>6642</text:p>
          </table:table-cell>
          <table:table-cell office:value-type="float" office:value="10442">
            <text:p>10442</text:p>
          </table:table-cell>
          <table:table-cell office:value-type="float" office:value="17252">
            <text:p>17252</text:p>
          </table:table-cell>
          <table:table-cell office:value-type="float" office:value="-241.75">
            <text:p>-241.75</text:p>
          </table:table-cell>
          <table:table-cell office:value-type="float" office:value="97.75">
            <text:p>97.75</text:p>
          </table:table-cell>
          <table:table-cell office:value-type="float" office:value="-278.875">
            <text:p>-278.875</text:p>
          </table:table-cell>
          <table:table-cell office:value-type="float" office:value="-0.0363971695272508">
            <text:p>-0.0363971695</text:p>
          </table:table-cell>
          <table:table-cell office:value-type="float" office:value="0.00936123348017621">
            <text:p>0.0093612335</text:p>
          </table:table-cell>
          <table:table-cell office:value-type="float" office:value="-0.0161647924878275">
            <text:p>-0.0161647925</text:p>
          </table:table-cell>
          <table:table-cell office:value-type="float" office:value="0.875206424395829">
            <text:p>0.8752064244</text:p>
          </table:table-cell>
          <table:table-cell office:value-type="float" office:value="1.03293607725747">
            <text:p>1.0329360773</text:p>
          </table:table-cell>
          <table:table-cell office:value-type="float" office:value="0.943935375304306">
            <text:p>0.9439353753</text:p>
          </table:table-cell>
          <table:table-cell office:value-type="float" office:value="-18.6952706863055">
            <text:p>-18.69527068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21">
            <text:p>521</text:p>
          </table:table-cell>
          <table:table-cell office:value-type="float" office:value="5760">
            <text:p>5760</text:p>
          </table:table-cell>
          <table:table-cell office:value-type="float" office:value="10005">
            <text:p>10005</text:p>
          </table:table-cell>
          <table:table-cell office:value-type="float" office:value="19836">
            <text:p>19836</text:p>
          </table:table-cell>
          <table:table-cell office:value-type="float" office:value="-328">
            <text:p>-328</text:p>
          </table:table-cell>
          <table:table-cell office:value-type="float" office:value="195.75">
            <text:p>195.75</text:p>
          </table:table-cell>
          <table:table-cell office:value-type="float" office:value="-416.375">
            <text:p>-416.375</text:p>
          </table:table-cell>
          <table:table-cell office:value-type="float" office:value="-0.0569444444444444">
            <text:p>-0.0569444444</text:p>
          </table:table-cell>
          <table:table-cell office:value-type="float" office:value="0.0195652173913043">
            <text:p>0.0195652174</text:p>
          </table:table-cell>
          <table:table-cell office:value-type="float" office:value="-0.0209908751764469">
            <text:p>-0.0209908752</text:p>
          </table:table-cell>
          <table:table-cell office:value-type="float" office:value="0.807050077160494">
            <text:p>0.8070500772</text:p>
          </table:table-cell>
          <table:table-cell office:value-type="float" office:value="1.06922854442344">
            <text:p>1.0692285444</text:p>
          </table:table-cell>
          <table:table-cell office:value-type="float" office:value="0.927395545890155">
            <text:p>0.9273955459</text:p>
          </table:table-cell>
          <table:table-cell office:value-type="float" office:value="-11.8223807290343">
            <text:p>-11.822380729</text:p>
          </table:table-cell>
          <table:table-cell office:value-type="float" office:value="0">
            <text:p>0</text:p>
          </table:table-cell>
          <table:table-cell office:value-type="float" office:value="-32.6735579184007">
            <text:p>-32.673557918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28">
            <text:p>428</text:p>
          </table:table-cell>
          <table:table-cell office:value-type="float" office:value="5776">
            <text:p>5776</text:p>
          </table:table-cell>
          <table:table-cell office:value-type="float" office:value="10098">
            <text:p>10098</text:p>
          </table:table-cell>
          <table:table-cell office:value-type="float" office:value="21318">
            <text:p>21318</text:p>
          </table:table-cell>
          <table:table-cell office:value-type="float" office:value="-248">
            <text:p>-24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-0.0429362880886427">
            <text:p>-0.0429362881</text:p>
          </table:table-cell>
          <table:table-cell table:number-columns-repeated="2" office:value-type="float" office:value="0.0035650623885918">
            <text:p>0.0035650624</text:p>
          </table:table-cell>
          <table:table-cell office:value-type="float" office:value="0.853336300366019">
            <text:p>0.8533363004</text:p>
          </table:table-cell>
          <table:table-cell table:number-columns-repeated="2" office:value-type="float" office:value="1.01250262931295">
            <text:p>1.0125026293</text:p>
          </table:table-cell>
          <table:table-cell office:value-type="float" office:value="-15.7945130069856">
            <text:p>-15.794513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82">
            <text:p>482</text:p>
          </table:table-cell>
          <table:table-cell office:value-type="float" office:value="6240">
            <text:p>6240</text:p>
          </table:table-cell>
          <table:table-cell office:value-type="float" office:value="10530">
            <text:p>10530</text:p>
          </table:table-cell>
          <table:table-cell office:value-type="float" office:value="18772">
            <text:p>18772</text:p>
          </table:table-cell>
          <table:table-cell office:value-type="float" office:value="-200">
            <text:p>-200</text:p>
          </table:table-cell>
          <table:table-cell office:value-type="float" office:value="-337.5">
            <text:p>-337.5</text:p>
          </table:table-cell>
          <table:table-cell office:value-type="float" office:value="209">
            <text:p>209</text:p>
          </table:table-cell>
          <table:table-cell table:number-columns-repeated="2" office:value-type="float" office:value="-0.032051282051282">
            <text:p>-0.0320512821</text:p>
          </table:table-cell>
          <table:table-cell office:value-type="float" office:value="0.0111336032388664">
            <text:p>0.0111336032</text:p>
          </table:table-cell>
          <table:table-cell table:number-columns-repeated="2" office:value-type="float" office:value="0.889833990795529">
            <text:p>0.8898339908</text:p>
          </table:table-cell>
          <table:table-cell office:value-type="float" office:value="1.03921056729335">
            <text:p>1.0392105673</text:p>
          </table:table-cell>
          <table:table-cell table:number-columns-repeated="2" office:value-type="float" office:value="-21.2777368030794">
            <text:p>-21.2777368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07">
            <text:p>507</text:p>
          </table:table-cell>
          <table:table-cell office:value-type="float" office:value="7376">
            <text:p>7376</text:p>
          </table:table-cell>
          <table:table-cell office:value-type="float" office:value="10603">
            <text:p>10603</text:p>
          </table:table-cell>
          <table:table-cell office:value-type="float" office:value="17518">
            <text:p>17518</text:p>
          </table:table-cell>
          <table:table-cell office:value-type="float" office:value="-12">
            <text:p>-12</text:p>
          </table:table-cell>
          <table:table-cell office:value-type="float" office:value="-17.25">
            <text:p>-17.25</text:p>
          </table:table-cell>
          <table:table-cell office:value-type="float" office:value="-28.5">
            <text:p>-28.5</text:p>
          </table:table-cell>
          <table:table-cell table:number-columns-repeated="3" office:value-type="float" office:value="-0.00162689804772234">
            <text:p>-0.001626898</text:p>
          </table:table-cell>
          <table:table-cell table:number-columns-repeated="3" office:value-type="float" office:value="0.994311044555597">
            <text:p>0.99431104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6480">
            <text:p>6480</text:p>
          </table:table-cell>
          <table:table-cell office:value-type="float" office:value="10538">
            <text:p>10538</text:p>
          </table:table-cell>
          <table:table-cell office:value-type="float" office:value="17936">
            <text:p>17936</text:p>
          </table:table-cell>
          <table:table-cell office:value-type="float" office:value="-112.5">
            <text:p>-112.5</text:p>
          </table:table-cell>
          <table:table-cell office:value-type="float" office:value="-30.25">
            <text:p>-30.25</text:p>
          </table:table-cell>
          <table:table-cell office:value-type="float" office:value="38">
            <text:p>38</text:p>
          </table:table-cell>
          <table:table-cell office:value-type="float" office:value="-0.0173611111111111">
            <text:p>-0.0173611111</text:p>
          </table:table-cell>
          <table:table-cell office:value-type="float" office:value="-0.0028705636743215">
            <text:p>-0.0028705637</text:p>
          </table:table-cell>
          <table:table-cell office:value-type="float" office:value="0.00211864406779661">
            <text:p>0.0021186441</text:p>
          </table:table-cell>
          <table:table-cell office:value-type="float" office:value="0.939826871141975">
            <text:p>0.9398268711</text:p>
          </table:table-cell>
          <table:table-cell office:value-type="float" office:value="0.989969177806059">
            <text:p>0.9899691778</text:p>
          </table:table-cell>
          <table:table-cell office:value-type="float" office:value="1.00742405199655">
            <text:p>1.0074240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6498">
            <text:p>6498</text:p>
          </table:table-cell>
          <table:table-cell office:value-type="float" office:value="10070">
            <text:p>10070</text:p>
          </table:table-cell>
          <table:table-cell office:value-type="float" office:value="16606">
            <text:p>16606</text:p>
          </table:table-cell>
          <table:table-cell office:value-type="float" office:value="-279">
            <text:p>-279</text:p>
          </table:table-cell>
          <table:table-cell office:value-type="float" office:value="-42.5">
            <text:p>-42.5</text:p>
          </table:table-cell>
          <table:table-cell office:value-type="float" office:value="674.875">
            <text:p>674.875</text:p>
          </table:table-cell>
          <table:table-cell office:value-type="float" office:value="-0.0429362880886427">
            <text:p>-0.0429362881</text:p>
          </table:table-cell>
          <table:table-cell office:value-type="float" office:value="-0.00422045680238332">
            <text:p>-0.0042204568</text:p>
          </table:table-cell>
          <table:table-cell office:value-type="float" office:value="0.0406404311694568">
            <text:p>0.0406404312</text:p>
          </table:table-cell>
          <table:table-cell office:value-type="float" office:value="0.853336300366019">
            <text:p>0.8533363004</text:p>
          </table:table-cell>
          <table:table-cell office:value-type="float" office:value="0.985263313212675">
            <text:p>0.9852633132</text:p>
          </table:table-cell>
          <table:table-cell office:value-type="float" office:value="1.14547873259855">
            <text:p>1.1454787326</text:p>
          </table:table-cell>
          <table:table-cell office:value-type="float" office:value="-15.7945130069856">
            <text:p>-15.794513007</text:p>
          </table:table-cell>
          <table:table-cell office:value-type="float" office:value="0">
            <text:p>0</text:p>
          </table:table-cell>
          <table:table-cell office:value-type="float" office:value="17.3998785869368">
            <text:p>17.399878586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9">
            <text:p>369</text:p>
          </table:table-cell>
          <table:table-cell office:value-type="float" office:value="6304">
            <text:p>6304</text:p>
          </table:table-cell>
          <table:table-cell office:value-type="float" office:value="9438">
            <text:p>9438</text:p>
          </table:table-cell>
          <table:table-cell office:value-type="float" office:value="14972">
            <text:p>14972</text:p>
          </table:table-cell>
          <table:table-cell office:value-type="float" office:value="283.75">
            <text:p>283.75</text:p>
          </table:table-cell>
          <table:table-cell office:value-type="float" office:value="19.25">
            <text:p>19.25</text:p>
          </table:table-cell>
          <table:table-cell office:value-type="float" office:value="673.75">
            <text:p>673.75</text:p>
          </table:table-cell>
          <table:table-cell office:value-type="float" office:value="0.0450111040609137">
            <text:p>0.0450111041</text:p>
          </table:table-cell>
          <table:table-cell office:value-type="float" office:value="0.00203962703962704">
            <text:p>0.002039627</text:p>
          </table:table-cell>
          <table:table-cell office:value-type="float" office:value="0.0450006679134384">
            <text:p>0.0450006679</text:p>
          </table:table-cell>
          <table:table-cell office:value-type="float" office:value="1.16150982321121">
            <text:p>1.1615098232</text:p>
          </table:table-cell>
          <table:table-cell office:value-type="float" office:value="1.00714684839248">
            <text:p>1.0071468484</text:p>
          </table:table-cell>
          <table:table-cell office:value-type="float" office:value="1.16147145551784">
            <text:p>1.1614714555</text:p>
          </table:table-cell>
          <table:table-cell office:value-type="float" office:value="15.7435012969662">
            <text:p>15.743501297</text:p>
          </table:table-cell>
          <table:table-cell office:value-type="float" office:value="0">
            <text:p>0</text:p>
          </table:table-cell>
          <table:table-cell office:value-type="float" office:value="15.7470731795973">
            <text:p>15.747073179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6480">
            <text:p>6480</text:p>
          </table:table-cell>
          <table:table-cell office:value-type="float" office:value="10304">
            <text:p>10304</text:p>
          </table:table-cell>
          <table:table-cell office:value-type="float" office:value="17518">
            <text:p>17518</text:p>
          </table:table-cell>
          <table:table-cell office:value-type="float" office:value="-112.5">
            <text:p>-112.5</text:p>
          </table:table-cell>
          <table:table-cell office:value-type="float" office:value="-38">
            <text:p>-38</text:p>
          </table:table-cell>
          <table:table-cell office:value-type="float" office:value="-28.5">
            <text:p>-28.5</text:p>
          </table:table-cell>
          <table:table-cell office:value-type="float" office:value="-0.0173611111111111">
            <text:p>-0.0173611111</text:p>
          </table:table-cell>
          <table:table-cell office:value-type="float" office:value="-0.00368788819875776">
            <text:p>-0.0036878882</text:p>
          </table:table-cell>
          <table:table-cell office:value-type="float" office:value="-0.00162689804772234">
            <text:p>-0.001626898</text:p>
          </table:table-cell>
          <table:table-cell office:value-type="float" office:value="0.939826871141975">
            <text:p>0.9398268711</text:p>
          </table:table-cell>
          <table:table-cell office:value-type="float" office:value="0.987119048322306">
            <text:p>0.9871190483</text:p>
          </table:table-cell>
          <table:table-cell office:value-type="float" office:value="0.994311044555597">
            <text:p>0.99431104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5888">
            <text:p>5888</text:p>
          </table:table-cell>
          <table:table-cell office:value-type="float" office:value="9900">
            <text:p>9900</text:p>
          </table:table-cell>
          <table:table-cell office:value-type="float" office:value="17936">
            <text:p>17936</text:p>
          </table:table-cell>
          <table:table-cell office:value-type="float" office:value="272.375">
            <text:p>272.375</text:p>
          </table:table-cell>
          <table:table-cell office:value-type="float" office:value="529.875">
            <text:p>529.875</text:p>
          </table:table-cell>
          <table:table-cell office:value-type="float" office:value="38">
            <text:p>38</text:p>
          </table:table-cell>
          <table:table-cell office:value-type="float" office:value="0.0462593410326087">
            <text:p>0.046259341</text:p>
          </table:table-cell>
          <table:table-cell office:value-type="float" office:value="0.0535227272727273">
            <text:p>0.0535227273</text:p>
          </table:table-cell>
          <table:table-cell office:value-type="float" office:value="0.00211864406779661">
            <text:p>0.0021186441</text:p>
          </table:table-cell>
          <table:table-cell office:value-type="float" office:value="1.16610194981436">
            <text:p>1.1661019498</text:p>
          </table:table-cell>
          <table:table-cell office:value-type="float" office:value="1.19294432283058">
            <text:p>1.1929443228</text:p>
          </table:table-cell>
          <table:table-cell office:value-type="float" office:value="1.00742405199655">
            <text:p>1.007424052</text:p>
          </table:table-cell>
          <table:table-cell office:value-type="float" office:value="15.3279013819931">
            <text:p>15.327901382</text:p>
          </table:table-cell>
          <table:table-cell office:value-type="float" office:value="13.2940826005129">
            <text:p>13.2940826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6900">
            <text:p>6900</text:p>
          </table:table-cell>
          <table:table-cell office:value-type="float" office:value="11028">
            <text:p>11028</text:p>
          </table:table-cell>
          <table:table-cell office:value-type="float" office:value="19117">
            <text:p>19117</text:p>
          </table:table-cell>
          <table:table-cell office:value-type="float" office:value="-174">
            <text:p>-174</text:p>
          </table:table-cell>
          <table:table-cell office:value-type="float" office:value="-67.625">
            <text:p>-67.625</text:p>
          </table:table-cell>
          <table:table-cell office:value-type="float" office:value="642.625">
            <text:p>642.625</text:p>
          </table:table-cell>
          <table:table-cell office:value-type="float" office:value="-0.0252173913043478">
            <text:p>-0.0252173913</text:p>
          </table:table-cell>
          <table:table-cell office:value-type="float" office:value="-0.00613211824446863">
            <text:p>-0.0061321182</text:p>
          </table:table-cell>
          <table:table-cell office:value-type="float" office:value="0.0336153685201653">
            <text:p>0.0336153685</text:p>
          </table:table-cell>
          <table:table-cell office:value-type="float" office:value="0.912985527410208">
            <text:p>0.9129855274</text:p>
          </table:table-cell>
          <table:table-cell office:value-type="float" office:value="0.978611287777722">
            <text:p>0.9786112878</text:p>
          </table:table-cell>
          <table:table-cell office:value-type="float" office:value="1.11986857610204">
            <text:p>1.1198685761</text:p>
          </table:table-cell>
          <table:table-cell office:value-type="float" office:value="-27.1388220846386">
            <text:p>-27.1388220846</text:p>
          </table:table-cell>
          <table:table-cell office:value-type="float" office:value="0">
            <text:p>0</text:p>
          </table:table-cell>
          <table:table-cell office:value-type="float" office:value="20.9646127300426">
            <text:p>20.9646127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732">
            <text:p>73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6936">
            <text:p>6936</text:p>
          </table:table-cell>
          <table:table-cell office:value-type="float" office:value="10637">
            <text:p>10637</text:p>
          </table:table-cell>
          <table:table-cell office:value-type="float" office:value="20210">
            <text:p>20210</text:p>
          </table:table-cell>
          <table:table-cell office:value-type="float" office:value="-59.75">
            <text:p>-59.75</text:p>
          </table:table-cell>
          <table:table-cell office:value-type="float" office:value="435.125">
            <text:p>435.125</text:p>
          </table:table-cell>
          <table:table-cell office:value-type="float" office:value="826.75">
            <text:p>826.75</text:p>
          </table:table-cell>
          <table:table-cell office:value-type="float" office:value="-0.00861447520184544">
            <text:p>-0.0086144752</text:p>
          </table:table-cell>
          <table:table-cell office:value-type="float" office:value="0.0409067406223559">
            <text:p>0.0409067406</text:p>
          </table:table-cell>
          <table:table-cell office:value-type="float" office:value="0.0409079663532904">
            <text:p>0.0409079664</text:p>
          </table:table-cell>
          <table:table-cell office:value-type="float" office:value="0.969994786792227">
            <text:p>0.9699947868</text:p>
          </table:table-cell>
          <table:table-cell office:value-type="float" office:value="1.1464533805778">
            <text:p>1.1464533806</text:p>
          </table:table-cell>
          <table:table-cell office:value-type="float" office:value="1.14645786719039">
            <text:p>1.1464578672</text:p>
          </table:table-cell>
          <table:table-cell office:value-type="float" office:value="0">
            <text:p>0</text:p>
          </table:table-cell>
          <table:table-cell office:value-type="float" office:value="17.2888290733442">
            <text:p>17.2888290733</text:p>
          </table:table-cell>
          <table:table-cell office:value-type="float" office:value="17.288321292849">
            <text:p>17.288321292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7168">
            <text:p>7168</text:p>
          </table:table-cell>
          <table:table-cell office:value-type="float" office:value="10752">
            <text:p>10752</text:p>
          </table:table-cell>
          <table:table-cell office:value-type="float" office:value="19455">
            <text:p>19455</text:p>
          </table:table-cell>
          <table:table-cell office:value-type="float" office:value="-23.75">
            <text:p>-23.75</text:p>
          </table:table-cell>
          <table:table-cell office:value-type="float" office:value="-35.625">
            <text:p>-35.625</text:p>
          </table:table-cell>
          <table:table-cell office:value-type="float" office:value="1100">
            <text:p>1100</text:p>
          </table:table-cell>
          <table:table-cell table:number-columns-repeated="2" office:value-type="float" office:value="-0.00331333705357143">
            <text:p>-0.0033133371</text:p>
          </table:table-cell>
          <table:table-cell office:value-type="float" office:value="0.0565407350295554">
            <text:p>0.056540735</text:p>
          </table:table-cell>
          <table:table-cell table:number-columns-repeated="2" office:value-type="float" office:value="0.988424837589264">
            <text:p>0.9884248376</text:p>
          </table:table-cell>
          <table:table-cell office:value-type="float" office:value="1.2041584078501">
            <text:p>1.2041584079</text:p>
          </table:table-cell>
          <table:table-cell table:number-columns-repeated="2" office:value-type="float" office:value="0">
            <text:p>0</text:p>
          </table:table-cell>
          <table:table-cell office:value-type="float" office:value="12.6026499081853">
            <text:p>12.602649908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6600">
            <text:p>6600</text:p>
          </table:table-cell>
          <table:table-cell office:value-type="float" office:value="11550">
            <text:p>11550</text:p>
          </table:table-cell>
          <table:table-cell office:value-type="float" office:value="23112">
            <text:p>23112</text:p>
          </table:table-cell>
          <table:table-cell office:value-type="float" office:value="-34.625">
            <text:p>-34.625</text:p>
          </table:table-cell>
          <table:table-cell office:value-type="float" office:value="-60.5">
            <text:p>-60.5</text:p>
          </table:table-cell>
          <table:table-cell office:value-type="float" office:value="1437.875">
            <text:p>1437.875</text:p>
          </table:table-cell>
          <table:table-cell office:value-type="float" office:value="-0.00524621212121212">
            <text:p>-0.0052462121</text:p>
          </table:table-cell>
          <table:table-cell office:value-type="float" office:value="-0.00523809523809524">
            <text:p>-0.0052380952</text:p>
          </table:table-cell>
          <table:table-cell office:value-type="float" office:value="0.0622133523710627">
            <text:p>0.0622133524</text:p>
          </table:table-cell>
          <table:table-cell office:value-type="float" office:value="0.981692202149334">
            <text:p>0.9816922021</text:p>
          </table:table-cell>
          <table:table-cell office:value-type="float" office:value="0.981720444444445">
            <text:p>0.9817204444</text:p>
          </table:table-cell>
          <table:table-cell office:value-type="float" office:value="1.22533291567668">
            <text:p>1.2253329157</text:p>
          </table:table-cell>
          <table:table-cell table:number-columns-repeated="2" office:value-type="float" office:value="0">
            <text:p>0</text:p>
          </table:table-cell>
          <table:table-cell office:value-type="float" office:value="11.4845412012068">
            <text:p>11.484541201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4">
            <text:p>4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6470">
            <text:p>6470</text:p>
          </table:table-cell>
          <table:table-cell office:value-type="float" office:value="11314">
            <text:p>11314</text:p>
          </table:table-cell>
          <table:table-cell office:value-type="float" office:value="21747">
            <text:p>21747</text:p>
          </table:table-cell>
          <table:table-cell office:value-type="float" office:value="-414.125">
            <text:p>-414.125</text:p>
          </table:table-cell>
          <table:table-cell office:value-type="float" office:value="-341.125">
            <text:p>-341.125</text:p>
          </table:table-cell>
          <table:table-cell office:value-type="float" office:value="-655.625">
            <text:p>-655.625</text:p>
          </table:table-cell>
          <table:table-cell office:value-type="float" office:value="-0.0640069551777434">
            <text:p>-0.0640069552</text:p>
          </table:table-cell>
          <table:table-cell office:value-type="float" office:value="-0.0301506982499558">
            <text:p>-0.0301506982</text:p>
          </table:table-cell>
          <table:table-cell office:value-type="float" office:value="-0.0301478364831931">
            <text:p>-0.0301478365</text:p>
          </table:table-cell>
          <table:table-cell office:value-type="float" office:value="0.784005561887704">
            <text:p>0.7840055619</text:p>
          </table:table-cell>
          <table:table-cell office:value-type="float" office:value="0.896254322750876">
            <text:p>0.8962543228</text:p>
          </table:table-cell>
          <table:table-cell office:value-type="float" office:value="0.896264000716274">
            <text:p>0.8962640007</text:p>
          </table:table-cell>
          <table:table-cell office:value-type="float" office:value="-10.4788537058074">
            <text:p>-10.4788537058</text:p>
          </table:table-cell>
          <table:table-cell office:value-type="float" office:value="-22.6410818906965">
            <text:p>-22.6410818907</text:p>
          </table:table-cell>
          <table:table-cell office:value-type="float" office:value="-22.6432643195152">
            <text:p>-22.643264319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4">
            <text:p>4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6422">
            <text:p>6422</text:p>
          </table:table-cell>
          <table:table-cell office:value-type="float" office:value="11230">
            <text:p>11230</text:p>
          </table:table-cell>
          <table:table-cell office:value-type="float" office:value="21586">
            <text:p>21586</text:p>
          </table:table-cell>
          <table:table-cell office:value-type="float" office:value="-483.25">
            <text:p>-483.25</text:p>
          </table:table-cell>
          <table:table-cell office:value-type="float" office:value="-643.125">
            <text:p>-643.125</text:p>
          </table:table-cell>
          <table:table-cell office:value-type="float" office:value="-1236.375">
            <text:p>-1236.375</text:p>
          </table:table-cell>
          <table:table-cell office:value-type="float" office:value="-0.0752491435689816">
            <text:p>-0.0752491436</text:p>
          </table:table-cell>
          <table:table-cell office:value-type="float" office:value="-0.0572684772929653">
            <text:p>-0.0572684773</text:p>
          </table:table-cell>
          <table:table-cell office:value-type="float" office:value="-0.0572767071249884">
            <text:p>-0.0572767071</text:p>
          </table:table-cell>
          <table:table-cell office:value-type="float" office:value="0.74772636737998">
            <text:p>0.7477263674</text:p>
          </table:table-cell>
          <table:table-cell office:value-type="float" office:value="0.805988499317873">
            <text:p>0.8059884993</text:p>
          </table:table-cell>
          <table:table-cell office:value-type="float" office:value="0.805961542573541">
            <text:p>0.8059615426</text:p>
          </table:table-cell>
          <table:table-cell office:value-type="float" office:value="-8.86027112457805">
            <text:p>-8.8602711246</text:p>
          </table:table-cell>
          <table:table-cell office:value-type="float" office:value="-11.7534881194147">
            <text:p>-11.7534881194</text:p>
          </table:table-cell>
          <table:table-cell office:value-type="float" office:value="-11.7517485224607">
            <text:p>-11.751748522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6600">
            <text:p>6600</text:p>
          </table:table-cell>
          <table:table-cell office:value-type="float" office:value="11704">
            <text:p>11704</text:p>
          </table:table-cell>
          <table:table-cell office:value-type="float" office:value="24874">
            <text:p>24874</text:p>
          </table:table-cell>
          <table:table-cell office:value-type="float" office:value="-635.571428571429">
            <text:p>-635.5714285714</text:p>
          </table:table-cell>
          <table:table-cell office:value-type="float" office:value="-1063.14285714286">
            <text:p>-1063.1428571429</text:p>
          </table:table-cell>
          <table:table-cell office:value-type="float" office:value="-1305.14285714286">
            <text:p>-1305.1428571429</text:p>
          </table:table-cell>
          <table:table-cell office:value-type="float" office:value="-0.0962987012987013">
            <text:p>-0.0962987013</text:p>
          </table:table-cell>
          <table:table-cell office:value-type="float" office:value="-0.0908358558734499">
            <text:p>-0.0908358559</text:p>
          </table:table-cell>
          <table:table-cell office:value-type="float" office:value="-0.0524701639118299">
            <text:p>-0.0524701639</text:p>
          </table:table-cell>
          <table:table-cell office:value-type="float" office:value="0.681130487603306">
            <text:p>0.6811304876</text:p>
          </table:table-cell>
          <table:table-cell office:value-type="float" office:value="0.698246763758959">
            <text:p>0.6982467638</text:p>
          </table:table-cell>
          <table:table-cell office:value-type="float" office:value="0.821750537786427">
            <text:p>0.8217505378</text:p>
          </table:table-cell>
          <table:table-cell office:value-type="float" office:value="-6.84546571783513">
            <text:p>-6.8454657178</text:p>
          </table:table-cell>
          <table:table-cell office:value-type="float" office:value="-7.27869278208407">
            <text:p>-7.2786927821</text:p>
          </table:table-cell>
          <table:table-cell office:value-type="float" office:value="-12.8606243001501">
            <text:p>-12.860624300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5">
            <text:p>5</text:p>
          </table:table-cell>
          <table:table-cell office:value-type="float" office:value="575">
            <text:p>575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44">
            <text:p>7444</text:p>
          </table:table-cell>
          <table:table-cell office:value-type="float" office:value="13039">
            <text:p>13039</text:p>
          </table:table-cell>
          <table:table-cell office:value-type="float" office:value="26078">
            <text:p>26078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table:number-columns-repeated="2"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44">
            <text:p>644</text:p>
          </table:table-cell>
          <table:table-cell table:number-columns-repeated="2" office:value-type="float" office:value="461">
            <text:p>461</text:p>
          </table:table-cell>
          <table:table-cell office:value-type="float" office:value="4127">
            <text:p>4127</text:p>
          </table:table-cell>
          <table:table-cell office:value-type="float" office:value="7616">
            <text:p>7616</text:p>
          </table:table-cell>
          <table:table-cell office:value-type="float" office:value="27340">
            <text:p>27340</text:p>
          </table:table-cell>
          <table:table-cell office:value-type="float" office:value="-680">
            <text:p>-68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64768597043858">
            <text:p>-0.164768597</text:p>
          </table:table-cell>
          <table:table-cell table:number-columns-repeated="2" office:value-type="float" office:value="0">
            <text:p>0</text:p>
          </table:table-cell>
          <table:table-cell office:value-type="float" office:value="0.476521343867229">
            <text:p>0.4765213439</text:p>
          </table:table-cell>
          <table:table-cell office:value-type="float" office:value="1.01">
            <text:p>1.01</text:p>
          </table:table-cell>
          <table:table-cell office:value-type="float" office:value="1.17">
            <text:p>1.17</text:p>
          </table:table-cell>
          <table:table-cell office:value-type="float" office:value="-3.84982391824314">
            <text:p>-3.84982391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55">
            <text:p>655</text:p>
          </table:table-cell>
          <table:table-cell table:number-columns-repeated="2" office:value-type="float" office:value="472">
            <text:p>472</text:p>
          </table:table-cell>
          <table:table-cell office:value-type="float" office:value="3070">
            <text:p>3070</text:p>
          </table:table-cell>
          <table:table-cell office:value-type="float" office:value="6423">
            <text:p>6423</text:p>
          </table:table-cell>
          <table:table-cell office:value-type="float" office:value="28663">
            <text:p>28663</text:p>
          </table:table-cell>
          <table:table-cell office:value-type="float" office:value="-838">
            <text:p>-838</text:p>
          </table:table-cell>
          <table:table-cell table:number-columns-repeated="2" office:value-type="float" office:value="0">
            <text:p>0</text:p>
          </table:table-cell>
          <table:table-cell office:value-type="float" office:value="-0.272964169381108">
            <text:p>-0.2729641694</text:p>
          </table:table-cell>
          <table:table-cell table:number-columns-repeated="2" office:value-type="float" office:value="0">
            <text:p>0</text:p>
          </table:table-cell>
          <table:table-cell office:value-type="float" office:value="0.190663905187323">
            <text:p>0.1906639052</text:p>
          </table:table-cell>
          <table:table-cell office:value-type="float" office:value="0.69">
            <text:p>0.69</text:p>
          </table:table-cell>
          <table:table-cell office:value-type="float" office:value="1.17">
            <text:p>1.17</text:p>
          </table:table-cell>
          <table:table-cell office:value-type="float" office:value="-2.17437803692357">
            <text:p>-2.17437803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5">
            <text:p>5</text:p>
          </table:table-cell>
          <table:table-cell office:value-type="float" office:value="919">
            <text:p>919</text:p>
          </table:table-cell>
          <table:table-cell table:number-columns-repeated="2" office:value-type="float" office:value="437">
            <text:p>437</text:p>
          </table:table-cell>
          <table:table-cell office:value-type="float" office:value="2585">
            <text:p>2585</text:p>
          </table:table-cell>
          <table:table-cell office:value-type="float" office:value="5855">
            <text:p>5855</text:p>
          </table:table-cell>
          <table:table-cell office:value-type="float" office:value="30051">
            <text:p>30051</text:p>
          </table:table-cell>
          <table:table-cell table:number-columns-repeated="6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69">
            <text:p>0.69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2175">
            <text:p>2175</text:p>
          </table:table-cell>
          <table:table-cell office:value-type="float" office:value="5056">
            <text:p>5056</text:p>
          </table:table-cell>
          <table:table-cell office:value-type="float" office:value="31505">
            <text:p>31505</text:p>
          </table:table-cell>
          <table:table-cell table:number-columns-repeated="6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46">
            <text:p>0.46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75">
            <text:p>115.75</text:p>
          </table:table-cell>
          <table:table-cell office:value-type="float" office:value="5522.5">
            <text:p>5522.5</text:p>
          </table:table-cell>
          <table:table-cell office:value-type="float" office:value="24577">
            <text:p>24577</text:p>
          </table:table-cell>
          <table:table-cell office:value-type="float" office:value="9.2325">
            <text:p>9.2325</text:p>
          </table:table-cell>
          <table:table-cell table:number-columns-repeated="3" office:value-type="float" office:value="5">
            <text:p>5</text:p>
          </table:table-cell>
          <table:table-cell office:value-type="float" office:value="896">
            <text:p>896</text:p>
          </table:table-cell>
          <table:table-cell office:value-type="float" office:value="607">
            <text:p>607</text:p>
          </table:table-cell>
          <table:table-cell office:value-type="float" office:value="423">
            <text:p>423</text:p>
          </table:table-cell>
          <table:table-cell office:value-type="float" office:value="1831">
            <text:p>1831</text:p>
          </table:table-cell>
          <table:table-cell office:value-type="float" office:value="4485">
            <text:p>4485</text:p>
          </table:table-cell>
          <table:table-cell office:value-type="float" office:value="33030">
            <text:p>33030</text:p>
          </table:table-cell>
          <table:table-cell table:number-columns-repeated="6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46">
            <text:p>0.46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20">
            <text:p>120</text:p>
          </table:table-cell>
          <table:table-cell office:value-type="float" office:value="5443.33333333333">
            <text:p>5443.3333333333</text:p>
          </table:table-cell>
          <table:table-cell office:value-type="float" office:value="23681">
            <text:p>23681</text:p>
          </table:table-cell>
          <table:table-cell office:value-type="float" office:value="11.2466666666667">
            <text:p>11.24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36">
            <text:p>836</text:p>
          </table:table-cell>
          <table:table-cell office:value-type="float" office:value="368">
            <text:p>368</text:p>
          </table:table-cell>
          <table:table-cell office:value-type="float" office:value="1541">
            <text:p>1541</text:p>
          </table:table-cell>
          <table:table-cell office:value-type="float" office:value="3897">
            <text:p>3897</text:p>
          </table:table-cell>
          <table:table-cell office:value-type="float" office:value="34629">
            <text:p>34629</text:p>
          </table:table-cell>
          <table:table-cell table:number-columns-repeated="6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7">
            <text:p>0.7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12" table:number-columns-repeated="3" table:default-cell-style-name="Default"/>
        <table:table-row table:style-name="ro1">
          <table:table-cell office:value-type="float" office:value="0.47">
            <text:p>0.47</text:p>
          </table:table-cell>
          <table:table-cell office:value-type="float" office:value="0.7">
            <text:p>0.7</text:p>
          </table:table-cell>
          <table:table-cell office:value-type="float" office:value="1.17">
            <text:p>1.17</text:p>
          </table:table-cell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.5">
            <text:p>13.5</text:p>
          </table:table-cell>
          <table:table-cell office:value-type="float" office:value="16.1">
            <text:p>16.1</text:p>
          </table:table-cell>
          <table:table-cell office:value-type="float" office:value="24">
            <text:p>24</text:p>
          </table:table-cell>
          <table:table-cell office:value-type="float" office:value="12326">
            <text:p>12326</text:p>
          </table:table-cell>
          <table:table-cell office:value-type="float" office:value="12652">
            <text:p>12652</text:p>
          </table:table-cell>
          <table:table-cell office:value-type="float" office:value="14040">
            <text:p>140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1:42.49</dc:date>
    <dc:creator>Liam Widdess</dc:creator>
    <meta:editing-duration>P2DT3H30M51S</meta:editing-duration>
    <meta:editing-cycles>185</meta:editing-cycles>
    <meta:generator>OpenOffice/4.1.7$Win32 OpenOffice.org_project/417m1$Build-9800</meta:generator>
    <meta:document-statistic meta:table-count="8" meta:cell-count="941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79">
                <text:p>12579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211">
                <text:p>1721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570">
                <text:p>18570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807">
                <text:p>1880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092">
                <text:p>13092</text:p>
              </table:table-cell>
              <table:table-cell office:value-type="float" office:value="18765">
                <text:p>1876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900">
                <text:p>12900</text:p>
              </table:table-cell>
              <table:table-cell office:value-type="float" office:value="19742">
                <text:p>1974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606">
                <text:p>13606</text:p>
              </table:table-cell>
              <table:table-cell office:value-type="float" office:value="21841">
                <text:p>2184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986">
                <text:p>13986</text:p>
              </table:table-cell>
              <table:table-cell office:value-type="float" office:value="23343">
                <text:p>2334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818">
                <text:p>14818</text:p>
              </table:table-cell>
              <table:table-cell office:value-type="float" office:value="24915">
                <text:p>2491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101">
                <text:p>10101</text:p>
              </table:table-cell>
              <table:table-cell office:value-type="float" office:value="15712">
                <text:p>15712</text:p>
              </table:table-cell>
              <table:table-cell office:value-type="float" office:value="26558">
                <text:p>2655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99">
                <text:p>10799</text:p>
              </table:table-cell>
              <table:table-cell office:value-type="float" office:value="16567">
                <text:p>16567</text:p>
              </table:table-cell>
              <table:table-cell office:value-type="float" office:value="27765">
                <text:p>2776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980">
                <text:p>10980</text:p>
              </table:table-cell>
              <table:table-cell office:value-type="float" office:value="17358">
                <text:p>17358</text:p>
              </table:table-cell>
              <table:table-cell office:value-type="float" office:value="28961">
                <text:p>2896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48">
                <text:p>10948</text:p>
              </table:table-cell>
              <table:table-cell office:value-type="float" office:value="18302">
                <text:p>18302</text:p>
              </table:table-cell>
              <table:table-cell office:value-type="float" office:value="30301">
                <text:p>3030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322">
                <text:p>11322</text:p>
              </table:table-cell>
              <table:table-cell office:value-type="float" office:value="19286">
                <text:p>19286</text:p>
              </table:table-cell>
              <table:table-cell office:value-type="float" office:value="31902">
                <text:p>3190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775">
                <text:p>12775</text:p>
              </table:table-cell>
              <table:table-cell office:value-type="float" office:value="20554">
                <text:p>20554</text:p>
              </table:table-cell>
              <table:table-cell office:value-type="float" office:value="32343">
                <text:p>3234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566">
                <text:p>13566</text:p>
              </table:table-cell>
              <table:table-cell office:value-type="float" office:value="21590">
                <text:p>21590</text:p>
              </table:table-cell>
              <table:table-cell office:value-type="float" office:value="31057">
                <text:p>3105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576">
                <text:p>14576</text:p>
              </table:table-cell>
              <table:table-cell office:value-type="float" office:value="21922">
                <text:p>21922</text:p>
              </table:table-cell>
              <table:table-cell office:value-type="float" office:value="30341">
                <text:p>3034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586">
                <text:p>15586</text:p>
              </table:table-cell>
              <table:table-cell office:value-type="float" office:value="21214">
                <text:p>21214</text:p>
              </table:table-cell>
              <table:table-cell office:value-type="float" office:value="32157">
                <text:p>3215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173">
                <text:p>16173</text:p>
              </table:table-cell>
              <table:table-cell office:value-type="float" office:value="20842">
                <text:p>20842</text:p>
              </table:table-cell>
              <table:table-cell office:value-type="float" office:value="32418">
                <text:p>3241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772">
                <text:p>16772</text:p>
              </table:table-cell>
              <table:table-cell office:value-type="float" office:value="21540">
                <text:p>21540</text:p>
              </table:table-cell>
              <table:table-cell office:value-type="float" office:value="31057">
                <text:p>3105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150">
                <text:p>16150</text:p>
              </table:table-cell>
              <table:table-cell office:value-type="float" office:value="21962">
                <text:p>21962</text:p>
              </table:table-cell>
              <table:table-cell office:value-type="float" office:value="30581">
                <text:p>3058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830">
                <text:p>15830</text:p>
              </table:table-cell>
              <table:table-cell office:value-type="float" office:value="22898">
                <text:p>22898</text:p>
              </table:table-cell>
              <table:table-cell office:value-type="float" office:value="32323">
                <text:p>323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280">
                <text:p>15280</text:p>
              </table:table-cell>
              <table:table-cell office:value-type="float" office:value="23298">
                <text:p>23298</text:p>
              </table:table-cell>
              <table:table-cell office:value-type="float" office:value="32677">
                <text:p>3267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618">
                <text:p>15618</text:p>
              </table:table-cell>
              <table:table-cell office:value-type="float" office:value="21793">
                <text:p>21793</text:p>
              </table:table-cell>
              <table:table-cell office:value-type="float" office:value="30973">
                <text:p>3097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150">
                <text:p>16150</text:p>
              </table:table-cell>
              <table:table-cell office:value-type="float" office:value="21310">
                <text:p>21310</text:p>
              </table:table-cell>
              <table:table-cell office:value-type="float" office:value="30433">
                <text:p>3043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652">
                <text:p>15652</text:p>
              </table:table-cell>
              <table:table-cell office:value-type="float" office:value="21255">
                <text:p>21255</text:p>
              </table:table-cell>
              <table:table-cell office:value-type="float" office:value="32057">
                <text:p>3205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280">
                <text:p>15280</text:p>
              </table:table-cell>
              <table:table-cell office:value-type="float" office:value="21270">
                <text:p>21270</text:p>
              </table:table-cell>
              <table:table-cell office:value-type="float" office:value="32791">
                <text:p>32791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394">
                <text:p>15394</text:p>
              </table:table-cell>
              <table:table-cell office:value-type="float" office:value="21333">
                <text:p>21333</text:p>
              </table:table-cell>
              <table:table-cell office:value-type="float" office:value="30107">
                <text:p>3010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855">
                <text:p>15855</text:p>
              </table:table-cell>
              <table:table-cell office:value-type="float" office:value="21382">
                <text:p>21382</text:p>
              </table:table-cell>
              <table:table-cell office:value-type="float" office:value="33295">
                <text:p>3329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290">
                <text:p>22290</text:p>
              </table:table-cell>
              <table:table-cell office:value-type="float" office:value="35081">
                <text:p>3508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2662">
                <text:p>22662</text:p>
              </table:table-cell>
              <table:table-cell office:value-type="float" office:value="36058">
                <text:p>3605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719">
                <text:p>21719</text:p>
              </table:table-cell>
              <table:table-cell office:value-type="float" office:value="34882">
                <text:p>3488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037">
                <text:p>23037</text:p>
              </table:table-cell>
              <table:table-cell office:value-type="float" office:value="32985">
                <text:p>3298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1015">
                <text:p>21015</text:p>
              </table:table-cell>
              <table:table-cell office:value-type="float" office:value="34221">
                <text:p>3422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95">
                <text:p>14895</text:p>
              </table:table-cell>
              <table:table-cell office:value-type="float" office:value="20654">
                <text:p>20654</text:p>
              </table:table-cell>
              <table:table-cell office:value-type="float" office:value="35128">
                <text:p>3512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20915">
                <text:p>20915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0977">
                <text:p>20977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407">
                <text:p>20407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48">
                <text:p>13148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02">
                <text:p>12402</text:p>
              </table:table-cell>
              <table:table-cell office:value-type="float" office:value="19088">
                <text:p>19088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5">
                <text:p>11705</text:p>
              </table:table-cell>
              <table:table-cell office:value-type="float" office:value="18134">
                <text:p>18134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8110">
                <text:p>18110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260">
                <text:p>17260</text:p>
              </table:table-cell>
              <table:table-cell office:value-type="float" office:value="24884">
                <text:p>2488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066">
                <text:p>12066</text:p>
              </table:table-cell>
              <table:table-cell office:value-type="float" office:value="16013">
                <text:p>16013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962">
                <text:p>15962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840">
                <text:p>11840</text:p>
              </table:table-cell>
              <table:table-cell office:value-type="float" office:value="15645">
                <text:p>15645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115">
                <text:p>12115</text:p>
              </table:table-cell>
              <table:table-cell office:value-type="float" office:value="16160">
                <text:p>16160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992">
                <text:p>11992</text:p>
              </table:table-cell>
              <table:table-cell office:value-type="float" office:value="15885">
                <text:p>15885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352">
                <text:p>11352</text:p>
              </table:table-cell>
              <table:table-cell office:value-type="float" office:value="15418">
                <text:p>15418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579">
                <text:p>10579</text:p>
              </table:table-cell>
              <table:table-cell office:value-type="float" office:value="15112">
                <text:p>15112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9552">
                <text:p>9552</text:p>
              </table:table-cell>
              <table:table-cell office:value-type="float" office:value="15512">
                <text:p>15512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8759">
                <text:p>8759</text:p>
              </table:table-cell>
              <table:table-cell office:value-type="float" office:value="14805">
                <text:p>14805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505">
                <text:p>7505</text:p>
              </table:table-cell>
              <table:table-cell office:value-type="float" office:value="14095">
                <text:p>14095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011">
                <text:p>7011</text:p>
              </table:table-cell>
              <table:table-cell office:value-type="float" office:value="13043">
                <text:p>13043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6555">
                <text:p>6555</text:p>
              </table:table-cell>
              <table:table-cell office:value-type="float" office:value="12213">
                <text:p>12213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574">
                <text:p>6574</text:p>
              </table:table-cell>
              <table:table-cell office:value-type="float" office:value="11979">
                <text:p>11979</text:p>
              </table:table-cell>
              <table:table-cell office:value-type="float" office:value="21202">
                <text:p>2120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110">
                <text:p>7110</text:p>
              </table:table-cell>
              <table:table-cell office:value-type="float" office:value="11854">
                <text:p>11854</text:p>
              </table:table-cell>
              <table:table-cell office:value-type="float" office:value="19816">
                <text:p>1981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6642">
                <text:p>6642</text:p>
              </table:table-cell>
              <table:table-cell office:value-type="float" office:value="12006">
                <text:p>12006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6210">
                <text:p>6210</text:p>
              </table:table-cell>
              <table:table-cell office:value-type="float" office:value="10710">
                <text:p>10710</text:p>
              </table:table-cell>
              <table:table-cell office:value-type="float" office:value="21318">
                <text:p>2131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228">
                <text:p>6228</text:p>
              </table:table-cell>
              <table:table-cell office:value-type="float" office:value="10110">
                <text:p>10110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6642">
                <text:p>6642</text:p>
              </table:table-cell>
              <table:table-cell office:value-type="float" office:value="10442">
                <text:p>10442</text:p>
              </table:table-cell>
              <table:table-cell office:value-type="float" office:value="17252">
                <text:p>1725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760">
                <text:p>5760</text:p>
              </table:table-cell>
              <table:table-cell office:value-type="float" office:value="10005">
                <text:p>10005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776">
                <text:p>5776</text:p>
              </table:table-cell>
              <table:table-cell office:value-type="float" office:value="10098">
                <text:p>10098</text:p>
              </table:table-cell>
              <table:table-cell office:value-type="float" office:value="21318">
                <text:p>2131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6240">
                <text:p>6240</text:p>
              </table:table-cell>
              <table:table-cell office:value-type="float" office:value="10530">
                <text:p>10530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376">
                <text:p>7376</text:p>
              </table:table-cell>
              <table:table-cell office:value-type="float" office:value="10603">
                <text:p>10603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480">
                <text:p>6480</text:p>
              </table:table-cell>
              <table:table-cell office:value-type="float" office:value="10538">
                <text:p>10538</text:p>
              </table:table-cell>
              <table:table-cell office:value-type="float" office:value="17936">
                <text:p>1793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498">
                <text:p>6498</text:p>
              </table:table-cell>
              <table:table-cell office:value-type="float" office:value="10070">
                <text:p>10070</text:p>
              </table:table-cell>
              <table:table-cell office:value-type="float" office:value="16606">
                <text:p>16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304">
                <text:p>6304</text:p>
              </table:table-cell>
              <table:table-cell office:value-type="float" office:value="9438">
                <text:p>9438</text:p>
              </table:table-cell>
              <table:table-cell office:value-type="float" office:value="14972">
                <text:p>149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80">
                <text:p>6480</text:p>
              </table:table-cell>
              <table:table-cell office:value-type="float" office:value="10304">
                <text:p>10304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888">
                <text:p>5888</text:p>
              </table:table-cell>
              <table:table-cell office:value-type="float" office:value="9900">
                <text:p>9900</text:p>
              </table:table-cell>
              <table:table-cell office:value-type="float" office:value="17936">
                <text:p>1793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900">
                <text:p>6900</text:p>
              </table:table-cell>
              <table:table-cell office:value-type="float" office:value="11028">
                <text:p>11028</text:p>
              </table:table-cell>
              <table:table-cell office:value-type="float" office:value="19117">
                <text:p>1911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936">
                <text:p>6936</text:p>
              </table:table-cell>
              <table:table-cell office:value-type="float" office:value="10637">
                <text:p>10637</text:p>
              </table:table-cell>
              <table:table-cell office:value-type="float" office:value="20210">
                <text:p>20210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168">
                <text:p>7168</text:p>
              </table:table-cell>
              <table:table-cell office:value-type="float" office:value="10752">
                <text:p>10752</text:p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600">
                <text:p>6600</text:p>
              </table:table-cell>
              <table:table-cell office:value-type="float" office:value="11550">
                <text:p>11550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470">
                <text:p>6470</text:p>
              </table:table-cell>
              <table:table-cell office:value-type="float" office:value="11314">
                <text:p>11314</text:p>
              </table:table-cell>
              <table:table-cell office:value-type="float" office:value="21747">
                <text:p>21747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6422">
                <text:p>6422</text:p>
              </table:table-cell>
              <table:table-cell office:value-type="float" office:value="11230">
                <text:p>11230</text:p>
              </table:table-cell>
              <table:table-cell office:value-type="float" office:value="21586">
                <text:p>2158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6600">
                <text:p>6600</text:p>
              </table:table-cell>
              <table:table-cell office:value-type="float" office:value="11704">
                <text:p>11704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444">
                <text:p>7444</text:p>
              </table:table-cell>
              <table:table-cell office:value-type="float" office:value="13039">
                <text:p>13039</text:p>
              </table:table-cell>
              <table:table-cell office:value-type="float" office:value="26078">
                <text:p>2607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127">
                <text:p>4127</text:p>
              </table:table-cell>
              <table:table-cell office:value-type="float" office:value="7616">
                <text:p>7616</text:p>
              </table:table-cell>
              <table:table-cell office:value-type="float" office:value="27340">
                <text:p>2734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070">
                <text:p>3070</text:p>
              </table:table-cell>
              <table:table-cell office:value-type="float" office:value="6423">
                <text:p>6423</text:p>
              </table:table-cell>
              <table:table-cell office:value-type="float" office:value="28663">
                <text:p>2866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2585">
                <text:p>2585</text:p>
              </table:table-cell>
              <table:table-cell office:value-type="float" office:value="5855">
                <text:p>5855</text:p>
              </table:table-cell>
              <table:table-cell office:value-type="float" office:value="30051">
                <text:p>3005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75">
                <text:p>2175</text:p>
              </table:table-cell>
              <table:table-cell office:value-type="float" office:value="5056">
                <text:p>5056</text:p>
              </table:table-cell>
              <table:table-cell office:value-type="float" office:value="31505">
                <text:p>315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831">
                <text:p>1831</text:p>
              </table:table-cell>
              <table:table-cell office:value-type="float" office:value="4485">
                <text:p>4485</text:p>
              </table:table-cell>
              <table:table-cell office:value-type="float" office:value="33030">
                <text:p>3303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541">
                <text:p>1541</text:p>
              </table:table-cell>
              <table:table-cell office:value-type="float" office:value="3897">
                <text:p>3897</text:p>
              </table:table-cell>
              <table:table-cell office:value-type="float" office:value="34629">
                <text:p>34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522.5">
                <text:p>5522.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443.33333333333">
                <text:p>5443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cm" svg:y="1.404cm" svg:width="30.89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2325">
                <text:p>9.232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2466666666667">
                <text:p>11.24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8cm" svg:y="1.352cm" svg:width="31.35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248063434398">
                <text:p>1.0224806343439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040525946137">
                <text:p>1.0304052594613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98314515648">
                <text:p>1.0419831451564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9217837347891">
                <text:p>1.092178373478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4246684382991">
                <text:p>1.1424668438299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557107470333">
                <text:p>1.1455710747033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587019976372">
                <text:p>1.2158701997637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605292448551">
                <text:p>1.2160529244855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1982263788">
                <text:p>1.1700198226378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81207715257">
                <text:p>1.19812077152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1810312022362">
                <text:p>1.2181031202236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1259751161586">
                <text:p>1.2125975116158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8258483223009">
                <text:p>1.1825848322300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513986644578">
                <text:p>1.1151398664457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1247805664027">
                <text:p>1.012478056640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7155298026773">
                <text:p>0.99715529802677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1059750735288">
                <text:p>1.0105975073528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8442657076963">
                <text:p>1.0844265707696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65924112233961">
                <text:p>0.96592411223396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6161958880286">
                <text:p>0.99616195888028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1520647090297">
                <text:p>0.98152064709029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58304580620752">
                <text:p>0.95830458062075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876224377973">
                <text:p>0.9787622437797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490165935468">
                <text:p>1.0449016593546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6594723704">
                <text:p>1.05659472370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25164365549">
                <text:p>1.022516436554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4947177795989">
                <text:p>1.0494717779598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0318990106756">
                <text:p>0.99031899010675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247682059615">
                <text:p>1.0124768205961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603241735664">
                <text:p>1.0260324173566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9918015600773">
                <text:p>0.83991801560077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4847682419155">
                <text:p>0.81484768241915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5420166136623">
                <text:p>1.0542016613662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519833577978">
                <text:p>1.0651983357797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9326309231519">
                <text:p>0.85932630923151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05816409544238">
                <text:p>0.80581640954423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407951333261">
                <text:p>0.9584079513332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0776813963871">
                <text:p>0.91077681396387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7782128111414">
                <text:p>0.83778212811141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2414476147514">
                <text:p>0.98241447614751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1383681469103">
                <text:p>0.96138368146910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5090847422828">
                <text:p>0.98509084742282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33221184824142">
                <text:p>0.93322118482414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892545808872473">
                <text:p>0.89254580887247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00072923150917">
                <text:p>0.90007292315091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0561309197392">
                <text:p>0.98056130919739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17108415865838">
                <text:p>0.91710841586583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81663937500298">
                <text:p>0.88166393750029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034621252741">
                <text:p>0.9603462125274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733948721140788">
                <text:p>0.73394872114078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36561023179758">
                <text:p>0.93656102317975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788921847491911">
                <text:p>0.78892184749191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35288778642241">
                <text:p>0.83528877864224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92248314284847">
                <text:p>0.89224831428484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95300581691298">
                <text:p>0.89530058169129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92466000297265">
                <text:p>0.99246600029726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732224189681319">
                <text:p>0.73222418968131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66000545067561">
                <text:p>0.96600054506756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.03293607725747">
                <text:p>1.0329360772574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.06922854442344">
                <text:p>1.0692285444234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.01250262931295">
                <text:p>1.0125026293129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889833990795529">
                <text:p>0.88983399079552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94311044555597">
                <text:p>0.99431104455559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89969177806059">
                <text:p>0.98996917780605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85263313212675">
                <text:p>0.98526331321267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00714684839248">
                <text:p>1.0071468483924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87119048322306">
                <text:p>0.98711904832230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.19294432283058">
                <text:p>1.1929443228305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78611287777722">
                <text:p>0.97861128777772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1464533805778">
                <text:p>1.146453380577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88424837589264">
                <text:p>0.98842483758926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81720444444445">
                <text:p>0.98172044444444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6254322750876">
                <text:p>0.89625432275087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05988499317873">
                <text:p>0.80598849931787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698246763758959">
                <text:p>0.69824676375895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577">
                <text:p>2457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3681">
                <text:p>23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